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background-color="#fff200"/>
    </style:style>
    <style:style style:name="P2" style:family="paragraph" style:parent-style-name="Standard">
      <style:paragraph-properties style:line-height-at-least="0.198in"/>
      <style:text-properties fo:color="#000000" style:font-name="Droid Sans Mono" fo:font-size="10.5pt" fo:font-weight="normal" fo:background-color="#fff200"/>
    </style:style>
    <style:style style:name="P3" style:family="paragraph" style:parent-style-name="Standard">
      <style:paragraph-properties style:line-height-at-least="0.198in"/>
      <style:text-properties fo:color="#000000" style:font-name="Droid Sans Mono" fo:font-size="10.5pt" fo:font-weight="normal" fo:background-color="#fffffe"/>
    </style:style>
    <style:style style:name="P4" style:family="paragraph" style:parent-style-name="Standard">
      <style:paragraph-properties style:line-height-at-least="0.198in"/>
      <style:text-properties fo:color="#008000" style:font-name="Droid Sans Mono" fo:font-size="10.5pt" fo:font-weight="normal" fo:background-color="#fffffe"/>
    </style:style>
    <style:style style:name="P5" style:family="paragraph" style:parent-style-name="Standard">
      <style:paragraph-properties style:line-height-at-least="0.198in"/>
    </style:style>
    <style:style style:name="P6" style:family="paragraph" style:parent-style-name="Quotations">
      <style:text-properties fo:color="#ce181e"/>
    </style:style>
    <style:style style:name="P7" style:family="paragraph" style:parent-style-name="Standard">
      <style:text-properties fo:background-color="#fff200"/>
    </style:style>
    <style:style style:name="P8" style:family="paragraph" style:parent-style-name="Standard">
      <style:text-properties fo:color="#ce181e"/>
    </style:style>
    <style:style style:name="P9" style:family="paragraph" style:parent-style-name="Text_20_body" style:list-style-name="L1"/>
    <style:style style:name="P10" style:family="paragraph" style:parent-style-name="Text_20_body" style:list-style-name="L1">
      <style:paragraph-properties fo:margin-top="0in" fo:margin-bottom="0in" loext:contextual-spacing="false"/>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Quotations">
      <style:text-properties fo:color="#ce181e"/>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color="#0000ff"/>
    </style:style>
    <style:style style:name="T4" style:family="text">
      <style:text-properties fo:color="#09885a"/>
    </style:style>
    <style:style style:name="T5" style:family="text">
      <style:text-properties fo:color="#ce181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text:bookmark-start text:name="__RefHeading___Toc107_1196321655"/>Introduction to the Object Oriented Programming Challenges<text:bookmark-end text:name="__RefHeading___Toc107_1196321655"/></text:h>
      <text:p text:style-name="Text_20_body">At its core, software development solves a problem or achieves a result with computation. The software development process first defines a problem, then presents a solution. Object oriented programming is one of several major approaches to the software development process.<text:line-break/><text:line-break/>As its name implies, object oriented programming organizes code into object definitions. These are sometimes called classes, and they group together data with related behavior. The data is an object's attributes, and the behavior (or functions) are methods.<text:line-break/><text:line-break/>The object structure makes it flexible within a program. Objects can transfer information by calling and passing data to another object's methods. Also, new classes can receive, or inherit, all the features from a base or parent class. This helps to reduce repeated code.<text:line-break/><text:line-break/>Your choice of programming approach depends on a few factors. These include the type of problem, as well as how you want to structure your data and algorithms. This section covers object oriented programming principles in JavaScript.</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07_1196321655" text:style-name="Index_20_Link" text:visited-style-name="Index_20_Link">Introduction to the Object Oriented Programming Challenges<text:tab/>1</text:a></text:p>
          <text:p text:style-name="P11"><text:a xlink:type="simple" xlink:href="#__RefHeading___Toc109_1196321655" text:style-name="Index_20_Link" text:visited-style-name="Index_20_Link">Create a Basic JavaScript Object<text:tab/>2</text:a></text:p>
          <text:p text:style-name="P11"><text:a xlink:type="simple" xlink:href="#__RefHeading___Toc625_1245806482" text:style-name="Index_20_Link" text:visited-style-name="Index_20_Link">Use Dot Notation to Access the Properties of an Object<text:tab/>2</text:a></text:p>
          <text:p text:style-name="P11"><text:a xlink:type="simple" xlink:href="#__RefHeading___Toc627_1245806482" text:style-name="Index_20_Link" text:visited-style-name="Index_20_Link">Create a Method on an Object<text:tab/>3</text:a></text:p>
          <text:p text:style-name="P11"><text:a xlink:type="simple" xlink:href="#__RefHeading___Toc629_1245806482" text:style-name="Index_20_Link" text:visited-style-name="Index_20_Link">Make Code More Reusable with the this Keyword<text:tab/>4</text:a></text:p>
          <text:p text:style-name="P11"><text:a xlink:type="simple" xlink:href="#__RefHeading___Toc631_1245806482" text:style-name="Index_20_Link" text:visited-style-name="Index_20_Link">Define a Constructor Function<text:tab/>5</text:a></text:p>
          <text:p text:style-name="P11"><text:a xlink:type="simple" xlink:href="#__RefHeading___Toc633_1245806482" text:style-name="Index_20_Link" text:visited-style-name="Index_20_Link">Use a Constructor to Create Objects<text:tab/>5</text:a></text:p>
          <text:p text:style-name="P11"><text:a xlink:type="simple" xlink:href="#__RefHeading___Toc635_1245806482" text:style-name="Index_20_Link" text:visited-style-name="Index_20_Link">Extend Constructors to Receive Arguments<text:tab/>6</text:a></text:p>
          <text:p text:style-name="P11"><text:a xlink:type="simple" xlink:href="#__RefHeading___Toc728_621229957" text:style-name="Index_20_Link" text:visited-style-name="Index_20_Link">Verify an Object's Constructor with instanceof<text:tab/>7</text:a></text:p>
          <text:p text:style-name="P11"><text:a xlink:type="simple" xlink:href="#__RefHeading___Toc730_621229957" text:style-name="Index_20_Link" text:visited-style-name="Index_20_Link">Understand Own Properties<text:tab/>8</text:a></text:p>
          <text:p text:style-name="P11"><text:a xlink:type="simple" xlink:href="#__RefHeading___Toc732_621229957" text:style-name="Index_20_Link" text:visited-style-name="Index_20_Link">Use Prototype Properties to Reduce Duplicate Code<text:tab/>9</text:a></text:p>
          <text:p text:style-name="P11"><text:a xlink:type="simple" xlink:href="#__RefHeading___Toc734_621229957" text:style-name="Index_20_Link" text:visited-style-name="Index_20_Link">Iterate Over All Properties<text:tab/>10</text:a></text:p>
          <text:p text:style-name="P11"><text:a xlink:type="simple" xlink:href="#__RefHeading___Toc736_621229957" text:style-name="Index_20_Link" text:visited-style-name="Index_20_Link">Understand the Constructor Property<text:tab/>11</text:a></text:p>
          <text:p text:style-name="P11"><text:a xlink:type="simple" xlink:href="#__RefHeading___Toc738_621229957" text:style-name="Index_20_Link" text:visited-style-name="Index_20_Link">Change the Prototype to a New Object<text:tab/>12</text:a></text:p>
          <text:p text:style-name="P11"><text:a xlink:type="simple" xlink:href="#__RefHeading___Toc740_621229957" text:style-name="Index_20_Link" text:visited-style-name="Index_20_Link">Remember to Set the Constructor Property when Changing the Prototype<text:tab/>13</text:a></text:p>
          <text:p text:style-name="P11"><text:a xlink:type="simple" xlink:href="#__RefHeading___Toc742_621229957" text:style-name="Index_20_Link" text:visited-style-name="Index_20_Link">Understand Where an Object’s Prototype Comes From<text:tab/>14</text:a></text:p>
          <text:p text:style-name="P11"><text:a xlink:type="simple" xlink:href="#__RefHeading___Toc744_621229957" text:style-name="Index_20_Link" text:visited-style-name="Index_20_Link">Understand the Prototype Chain<text:tab/>15</text:a></text:p>
          <text:p text:style-name="P11"><text:a xlink:type="simple" xlink:href="#__RefHeading___Toc746_621229957" text:style-name="Index_20_Link" text:visited-style-name="Index_20_Link">Use Inheritance So You Don't Repeat Yourself<text:tab/>16</text:a></text:p>
          <text:p text:style-name="P11"><text:a xlink:type="simple" xlink:href="#__RefHeading___Toc748_621229957" text:style-name="Index_20_Link" text:visited-style-name="Index_20_Link">Inherit Behaviors from a Supertype<text:tab/>17</text:a></text:p>
          <text:p text:style-name="P11"><text:a xlink:type="simple" xlink:href="#__RefHeading___Toc1913_2741590911" text:style-name="Index_20_Link" text:visited-style-name="Index_20_Link">Set the Child's Prototype to an Instance of the Parent<text:tab/>18</text:a></text:p>
          <text:p text:style-name="P11"><text:a xlink:type="simple" xlink:href="#__RefHeading___Toc1915_2741590911" text:style-name="Index_20_Link" text:visited-style-name="Index_20_Link">Reset an Inherited Constructor Property<text:tab/>19</text:a></text:p>
          <text:p text:style-name="P11"><text:a xlink:type="simple" xlink:href="#__RefHeading___Toc1917_2741590911" text:style-name="Index_20_Link" text:visited-style-name="Index_20_Link">Add Methods After Inheritance<text:tab/>20</text:a></text:p>
          <text:p text:style-name="P11"><text:a xlink:type="simple" xlink:href="#__RefHeading___Toc1919_2741590911" text:style-name="Index_20_Link" text:visited-style-name="Index_20_Link">Override Inherited Methods<text:tab/>21</text:a></text:p>
          <text:p text:style-name="P11"><text:soft-page-break/><text:a xlink:type="simple" xlink:href="#__RefHeading___Toc1921_2741590911" text:style-name="Index_20_Link" text:visited-style-name="Index_20_Link">Use a Mixin to Add Common Behavior Between Unrelated Objects<text:tab/>23</text:a></text:p>
          <text:p text:style-name="P11"><text:a xlink:type="simple" xlink:href="#__RefHeading___Toc1923_2741590911" text:style-name="Index_20_Link" text:visited-style-name="Index_20_Link">Use Closure to Protect Properties Within an Object from Being Modified Externally<text:tab/>24</text:a></text:p>
          <text:p text:style-name="P11"><text:a xlink:type="simple" xlink:href="#__RefHeading___Toc1925_2741590911" text:style-name="Index_20_Link" text:visited-style-name="Index_20_Link">Understand the Immediately Invoked Function Expression (IIFE)<text:tab/>25</text:a></text:p>
          <text:p text:style-name="P11"><text:a xlink:type="simple" xlink:href="#__RefHeading___Toc1927_2741590911" text:style-name="Index_20_Link" text:visited-style-name="Index_20_Link">Use an IIFE to Create a Module<text:tab/>25</text:a></text:p>
        </text:index-body>
      </text:table-of-content>
      <text:p text:style-name="Standard"/>
      <text:p text:style-name="Standard"/>
      <text:p text:style-name="Standard"/>
      <text:h text:style-name="Heading_20_2" text:outline-level="2"><text:bookmark-start text:name="__RefHeading___Toc109_1196321655"/>Create a Basic JavaScript Object<text:bookmark-end text:name="__RefHeading___Toc109_1196321655"/></text:h>
      <text:p text:style-name="Text_20_body">Think about things people see everyday, like cars, shops, and birds. These are all <text:span text:style-name="Source_20_Text">objects</text:span>: tangible things people can observe and interact with.</text:p>
      <text:p text:style-name="Text_20_body">What are some qualities of these <text:span text:style-name="Source_20_Text">objects</text:span>? A car has wheels. Shops sell items. Birds have wings.</text:p>
      <text:p text:style-name="Text_20_body">These qualities, or <text:span text:style-name="Source_20_Text"><text:span text:style-name="T1">properties</text:span></text:span>, define what makes up an <text:span text:style-name="Source_20_Text">object</text:span>. Note that similar <text:span text:style-name="Source_20_Text">objects</text:span> share the same <text:span text:style-name="Source_20_Text">properties</text:span>, but may have different values for those <text:span text:style-name="Source_20_Text">properties</text:span>. For example, all cars have wheels, but not all cars have the same number of wheels.</text:p>
      <text:p text:style-name="Text_20_body"><text:span text:style-name="Source_20_Text">Objects</text:span> in JavaScript are used to model real-world objects, giving them <text:span text:style-name="Source_20_Text">properties</text:span> and behavior just like their real-world counterparts. Here's an example using these concepts to create a <text:span text:style-name="Source_20_Text">duck</text:span> <text:span text:style-name="Source_20_Text">object</text:span>:</text:p>
      <text:p text:style-name="Quotations">let duck = {<text:line-break/>  name: "Aflac",<text:line-break/>  numLegs: 2<text:line-break/>};</text:p>
      <text:p text:style-name="Text_20_body">This <text:span text:style-name="Source_20_Text">duck</text:span> <text:span text:style-name="Source_20_Text">object</text:span> has two property/value pairs: a <text:span text:style-name="Source_20_Text">name</text:span> of "Aflac" and a <text:span text:style-name="Source_20_Text">numLegs</text:span> of 2.</text:p>
      <text:p text:style-name="Horizontal_20_Line"/>
      <text:p text:style-name="Text_20_body">Create a <text:span text:style-name="Source_20_Text">dog</text:span> <text:span text:style-name="Source_20_Text">object</text:span> with <text:span text:style-name="Source_20_Text">name</text:span> and <text:span text:style-name="Source_20_Text">numLegs</text:span> properties, and set them to a string and a number, respectively.</text:p>
      <text:p text:style-name="Standard">let dog = {</text:p>
      <text:p text:style-name="P1"><text:s text:c="2"/>name:"dog1",</text:p>
      <text:p text:style-name="P1"><text:s text:c="2"/>numLegs: 4</text:p>
      <text:p text:style-name="Standard">};</text:p>
      <text:p text:style-name="Standard"/>
      <text:p text:style-name="Standard"/>
      <text:h text:style-name="Heading_20_2" text:outline-level="2"><text:bookmark-start text:name="__RefHeading___Toc625_1245806482"/>Use Dot Notation to Access the Properties of an Object<text:bookmark-end text:name="__RefHeading___Toc625_1245806482"/></text:h>
      <text:p text:style-name="Text_20_body">The last challenge created an <text:span text:style-name="Source_20_Text">object</text:span> with various <text:span text:style-name="Source_20_Text">properties</text:span>, now you'll see how to access the values of those <text:span text:style-name="Source_20_Text">properties</text:span>. Here's an example:</text:p>
      <text:p text:style-name="Quotations">let duck = {<text:line-break/>  name: "Aflac",<text:line-break/>  numLegs: 2<text:line-break/><text:soft-page-break/>};<text:line-break/>console.log(duck.name);<text:line-break/>// This prints "Aflac" to the console</text:p>
      <text:p text:style-name="Text_20_body">Dot notation is used on the <text:span text:style-name="Source_20_Text">object</text:span> name, <text:span text:style-name="Source_20_Text">duck</text:span>, followed by the name of the <text:span text:style-name="Source_20_Text">property</text:span>, <text:span text:style-name="Source_20_Text">name</text:span>, to access the value of "Aflac".</text:p>
      <text:p text:style-name="Horizontal_20_Line"/>
      <text:p text:style-name="Text_20_body">Print both <text:span text:style-name="Source_20_Text">properties</text:span> of the <text:span text:style-name="Source_20_Text">dog</text:span> object below to your console.</text:p>
      <text:p text:style-name="Standard">let dog = {</text:p>
      <text:p text:style-name="Standard"><text:s text:c="2"/>name: "Spot",</text:p>
      <text:p text:style-name="Standard"><text:s text:c="2"/>numLegs: 4</text:p>
      <text:p text:style-name="Standard">};</text:p>
      <text:p text:style-name="Standard">// Add your code below this line</text:p>
      <text:p text:style-name="P1">console.log(dog.name);</text:p>
      <text:p text:style-name="P1">console.log(dog.numLegs);</text:p>
      <text:p text:style-name="Standard"/>
      <text:p text:style-name="Standard"/>
      <text:h text:style-name="Heading_20_2" text:outline-level="2"><text:bookmark-start text:name="__RefHeading___Toc627_1245806482"/>Create a Method on an Object<text:bookmark-end text:name="__RefHeading___Toc627_1245806482"/></text:h>
      <text:p text:style-name="Text_20_body"><text:span text:style-name="Source_20_Text">Objects</text:span> can have a special type of <text:span text:style-name="Source_20_Text">property</text:span>, called a <text:span text:style-name="Source_20_Text"><text:span text:style-name="T1">method</text:span></text:span>.</text:p>
      <text:p text:style-name="Text_20_body"><text:span text:style-name="Source_20_Text"><text:span text:style-name="T1">Methods</text:span></text:span><text:span text:style-name="T1"> are </text:span><text:span text:style-name="Source_20_Text"><text:span text:style-name="T1">properties</text:span></text:span><text:span text:style-name="T1"> that are functions.</text:span> This adds different behavior to an <text:span text:style-name="Source_20_Text">object</text:span>. Here is the <text:span text:style-name="Source_20_Text">duck</text:span> example with a method:</text:p>
      <text:p text:style-name="Quotations">let duck = {<text:line-break/>  name: "Aflac",<text:line-break/>  numLegs: 2,<text:line-break/>  sayName: function() {return "The name of this duck is " + duck.name + ".";}<text:line-break/>};<text:line-break/>duck.sayName();<text:line-break/>// Returns "The name of this duck is Aflac."</text:p>
      <text:p text:style-name="Text_20_body">The example adds the <text:span text:style-name="Source_20_Text">sayName</text:span> <text:span text:style-name="Source_20_Text">method</text:span>, which is a function that returns a sentence giving the name of the <text:span text:style-name="Source_20_Text">duck</text:span>.</text:p>
      <text:p text:style-name="Text_20_body">Notice that the <text:span text:style-name="Source_20_Text"><text:span text:style-name="T1">method</text:span></text:span><text:span text:style-name="T1"> accessed the </text:span><text:span text:style-name="Source_20_Text"><text:span text:style-name="T1">name</text:span></text:span><text:span text:style-name="T1"> property</text:span> in the return statement using <text:span text:style-name="Source_20_Text">duck.name</text:span>. The next challenge will cover another way to do this.</text:p>
      <text:p text:style-name="Horizontal_20_Line"/>
      <text:p text:style-name="Text_20_body">Using the <text:span text:style-name="Source_20_Text">dog</text:span> <text:span text:style-name="Source_20_Text">object</text:span>, give it a method called <text:span text:style-name="Source_20_Text">sayLegs</text:span>. The method should return the sentence "This dog has 4 legs."</text:p>
      <text:p text:style-name="Standard">let dog = {</text:p>
      <text:p text:style-name="Standard"><text:s text:c="2"/>name: "Spot",</text:p>
      <text:p text:style-name="Standard"><text:s text:c="2"/>numLegs: 4,</text:p>
      <text:p text:style-name="P1"><text:s text:c="2"/>sayLegs: function(){</text:p>
      <text:p text:style-name="P1"><text:soft-page-break/><text:s text:c="4"/>return "This dog has 4 legs.";</text:p>
      <text:p text:style-name="Standard"><text:s text:c="2"/>}</text:p>
      <text:p text:style-name="Standard">};</text:p>
      <text:p text:style-name="Standard"/>
      <text:p text:style-name="Standard">dog.sayLegs();</text:p>
      <text:p text:style-name="Standard"/>
      <text:p text:style-name="Standard"/>
      <text:h text:style-name="Heading_20_2" text:outline-level="2"><text:bookmark-start text:name="__RefHeading___Toc629_1245806482"/>Make Code More Reusable with the this Keyword<text:bookmark-end text:name="__RefHeading___Toc629_1245806482"/></text:h>
      <text:p text:style-name="Text_20_body">The last challenge introduced a <text:span text:style-name="Source_20_Text">method</text:span> to the <text:span text:style-name="Source_20_Text">duck</text:span> object. It used <text:span text:style-name="Source_20_Text">duck.name</text:span> dot notation to access the value for the <text:span text:style-name="Source_20_Text">name</text:span> property within the return statement:</text:p>
      <text:p text:style-name="Text_20_body"><text:span text:style-name="Source_20_Text">sayName: function() {return "The name of this duck is " + duck.name + ".";}</text:span></text:p>
      <text:p text:style-name="Text_20_body">While this is a valid way to access the object's property, there is a pitfall here. If the variable name changes, any code referencing the original name would need to be updated as well. In a short object definition, it isn't a problem, but if an object has many references to its properties there is a greater chance for error.</text:p>
      <text:p text:style-name="Text_20_body">A way to avoid these issues is with the <text:span text:style-name="Source_20_Text">this</text:span> keyword:</text:p>
      <text:p text:style-name="Quotations">let duck = {<text:line-break/>  name: "Aflac",<text:line-break/>  numLegs: 2,<text:line-break/>  sayName: function() {return "The name of this duck is " + this.name + ".";}<text:line-break/>};</text:p>
      <text:p text:style-name="Text_20_body"><text:span text:style-name="Source_20_Text">this</text:span> is a deep topic, and the above example is only one way to use it. In the current context, <text:span text:style-name="Source_20_Text"><text:span text:style-name="T1">this</text:span></text:span><text:span text:style-name="T1"> refers to the object that the method is associated with</text:span>: <text:span text:style-name="Source_20_Text">duck</text:span>.</text:p>
      <text:p text:style-name="Text_20_body">If the object's name is changed to <text:span text:style-name="Source_20_Text">mallard</text:span>, it is not necessary to find all the references to <text:span text:style-name="Source_20_Text">duck</text:span> in the code. It makes the code reusable and easier to read.</text:p>
      <text:p text:style-name="Horizontal_20_Line"/>
      <text:p text:style-name="Text_20_body">Modify the <text:span text:style-name="Source_20_Text">dog.sayLegs</text:span> method to remove any references to <text:span text:style-name="Source_20_Text">dog</text:span>. Use the <text:span text:style-name="Source_20_Text">duck</text:span> example for guidance.</text:p>
      <text:p text:style-name="Standard">let dog = {</text:p>
      <text:p text:style-name="Standard"><text:s text:c="2"/>name: "Spot",</text:p>
      <text:p text:style-name="Standard"><text:s text:c="2"/>numLegs: 4,</text:p>
      <text:p text:style-name="Standard"><text:s text:c="2"/>sayLegs: function() {return "This dog has " + <text:span text:style-name="T1">this.</text:span>numLegs + " legs.";}</text:p>
      <text:p text:style-name="Standard">};</text:p>
      <text:p text:style-name="Standard"/>
      <text:p text:style-name="Standard">dog.sayLegs();</text:p>
      <text:p text:style-name="Standard"/>
      <text:p text:style-name="Standard"/>
      <text:h text:style-name="Heading_20_2" text:outline-level="2"><text:bookmark-start text:name="__RefHeading___Toc631_1245806482"/><text:soft-page-break/>Define a Constructor Function<text:bookmark-end text:name="__RefHeading___Toc631_1245806482"/></text:h>
      <text:p text:style-name="Text_20_body"><text:span text:style-name="Source_20_Text"><text:span text:style-name="T1">Constructors</text:span></text:span><text:span text:style-name="T1"> are functions</text:span> that create new objects. They define properties and behaviors that will belong to the new object. Think of them as a blueprint for the creation of new objects.</text:p>
      <text:p text:style-name="Text_20_body">Here is an example of a <text:span text:style-name="Source_20_Text">constructor</text:span>:</text:p>
      <text:p text:style-name="Quotations">function Bird() {<text:line-break/>  this.name = "Albert";<text:line-break/>  this.color = "blue";<text:line-break/>  this.numLegs = 2;<text:line-break/>}</text:p>
      <text:p text:style-name="Text_20_body">This <text:span text:style-name="Source_20_Text">constructor</text:span> defines a <text:span text:style-name="Source_20_Text">Bird</text:span> object with properties <text:span text:style-name="Source_20_Text">name</text:span>, <text:span text:style-name="Source_20_Text">color</text:span>, and <text:span text:style-name="Source_20_Text">numLegs</text:span> set to Albert, blue, and 2, respectively.</text:p>
      <text:p text:style-name="Text_20_body"><text:span text:style-name="Source_20_Text">Constructors</text:span> follow a few conventions:</text:p>
      <text:list xml:id="list1034299342" text:style-name="L1">
        <text:list-item>
          <text:p text:style-name="P10"><text:span text:style-name="Source_20_Text">Constructors</text:span> are defined with a <text:span text:style-name="T1">capitalized name</text:span> to distinguish them from other functions that are not <text:span text:style-name="Source_20_Text">constructors</text:span>.</text:p>
        </text:list-item>
        <text:list-item>
          <text:p text:style-name="P10"><text:span text:style-name="Source_20_Text">Constructors</text:span> use the keyword <text:span text:style-name="Source_20_Text"><text:span text:style-name="T1">this</text:span></text:span> to set properties of the object they will create. Inside the <text:span text:style-name="Source_20_Text">constructor</text:span>, <text:span text:style-name="Source_20_Text">this</text:span> refers to the new object it will create.</text:p>
        </text:list-item>
        <text:list-item>
          <text:p text:style-name="P9"><text:span text:style-name="Source_20_Text">Constructors</text:span> define properties and behaviors instead of returning a value as other functions might.</text:p>
        </text:list-item>
      </text:list>
      <text:p text:style-name="Horizontal_20_Line"/>
      <text:p text:style-name="Text_20_body">Create a <text:span text:style-name="Source_20_Text">constructor</text:span>, <text:span text:style-name="Source_20_Text">Dog</text:span>, with properties <text:span text:style-name="Source_20_Text">name</text:span>, <text:span text:style-name="Source_20_Text">color</text:span>, and <text:span text:style-name="Source_20_Text">numLegs</text:span> that are set to a string, a string, and a number, respectively.</text:p>
      <text:p text:style-name="Standard">function Dog(){</text:p>
      <text:p text:style-name="P1"><text:s text:c="2"/>this.name="dog";</text:p>
      <text:p text:style-name="P1"><text:s text:c="2"/>this.color="green";</text:p>
      <text:p text:style-name="P1"><text:s text:c="2"/>this.numLegs=4;</text:p>
      <text:p text:style-name="Standard">}</text:p>
      <text:p text:style-name="Standard"/>
      <text:p text:style-name="Standard"/>
      <text:p text:style-name="Standard"/>
      <text:h text:style-name="Heading_20_2" text:outline-level="2"><text:bookmark-start text:name="__RefHeading___Toc633_1245806482"/>Use a Constructor to Create Objects<text:bookmark-end text:name="__RefHeading___Toc633_1245806482"/></text:h>
      <text:p text:style-name="Text_20_body">Here's the <text:span text:style-name="Source_20_Text">Bird</text:span> constructor from the previous challenge:</text:p>
      <text:p text:style-name="Quotations">function Bird() {<text:line-break/>  this.name = "Albert";<text:line-break/>  this.color = "blue";<text:line-break/>  this.numLegs = 2;<text:line-break/>  // <text:span text:style-name="T1">"this" inside the constructor always refers to the object being created</text:span><text:line-break/>}<text:line-break/><text:soft-page-break/><text:line-break/>let blueBird = new Bird();</text:p>
      <text:p text:style-name="Text_20_body">Notice that the <text:span text:style-name="Source_20_Text"><text:span text:style-name="T1">new</text:span></text:span><text:span text:style-name="T1"> operator</text:span> is<text:span text:style-name="T2"> used when calling a constructor.</text:span> This tells JavaScript to create a new <text:span text:style-name="Source_20_Text">instance</text:span> of <text:span text:style-name="Source_20_Text">Bird</text:span> called <text:span text:style-name="Source_20_Text">blueBird</text:span>. Without the <text:span text:style-name="Source_20_Text">new</text:span> operator, <text:span text:style-name="Source_20_Text">this</text:span> inside the constructor would not point to the newly created object, giving unexpected results.</text:p>
      <text:p text:style-name="Text_20_body">Now <text:span text:style-name="Source_20_Text">blueBird</text:span> has all the properties defined inside the <text:span text:style-name="Source_20_Text">Bird</text:span> constructor:</text:p>
      <text:p text:style-name="Quotations">blueBird.name; // =&gt; Albert<text:line-break/>blueBird.color; // =&gt; blue<text:line-break/>blueBird.numLegs; // =&gt; 2</text:p>
      <text:p text:style-name="Text_20_body">Just like any other object, its properties can be <text:span text:style-name="T1">accessed and modified:</text:span></text:p>
      <text:p text:style-name="Quotations">blueBird.name = 'Elvira';<text:line-break/>blueBird.name; // =&gt; Elvira</text:p>
      <text:p text:style-name="Horizontal_20_Line"/>
      <text:p text:style-name="Text_20_body">Use the <text:span text:style-name="Source_20_Text">Dog</text:span> constructor from the last lesson to create a new instance of <text:span text:style-name="Source_20_Text">Dog</text:span>, assigning it to a variable <text:span text:style-name="Source_20_Text">hound.</text:span></text:p>
      <text:p text:style-name="Standard">function Dog() {</text:p>
      <text:p text:style-name="Standard"><text:s text:c="2"/>this.name = "Rupert";</text:p>
      <text:p text:style-name="Standard"><text:s text:c="2"/>this.color = "brown";</text:p>
      <text:p text:style-name="Standard"><text:s text:c="2"/>this.numLegs = 4;</text:p>
      <text:p text:style-name="Standard">}</text:p>
      <text:p text:style-name="Standard">// Add your code below this line</text:p>
      <text:p text:style-name="Standard">let hound = new Dog();</text:p>
      <text:p text:style-name="Standard"/>
      <text:p text:style-name="Standard"/>
      <text:h text:style-name="Heading_20_2" text:outline-level="2"><text:bookmark-start text:name="__RefHeading___Toc635_1245806482"/>Extend Constructors to Receive Arguments<text:bookmark-end text:name="__RefHeading___Toc635_1245806482"/></text:h>
      <text:p text:style-name="Text_20_body">The <text:span text:style-name="Source_20_Text">Bird</text:span> and <text:span text:style-name="Source_20_Text">Dog</text:span> constructors from last challenge worked well. However, notice that all <text:span text:style-name="Source_20_Text">Birds</text:span> that are created with the <text:span text:style-name="Source_20_Text">Bird</text:span> constructor are automatically named Albert, are blue in color, and have two legs. What if you want birds with different values for name and color? It's possible to change the properties of each bird manually but that would be a lot of work:</text:p>
      <text:p text:style-name="Quotations">let swan = new Bird();<text:line-break/>swan.name = "Carlos";<text:line-break/>swan.color = "white";</text:p>
      <text:p text:style-name="Text_20_body">Suppose you were writing a program to keep track of hundreds or even thousands of different birds in an aviary. It would take a lot of time to create all the birds, then change the properties to different values for every one.</text:p>
      <text:p text:style-name="Text_20_body">To more easily create different <text:span text:style-name="Source_20_Text">Bird</text:span> objects, you can design your Bird constructor to accept parameters:</text:p>
      <text:p text:style-name="Quotations"><text:soft-page-break/>function Bird(name, color) {<text:line-break/>  this.name = name;<text:line-break/>  this.color = color;<text:line-break/>  this.numLegs = 2;<text:line-break/>}</text:p>
      <text:p text:style-name="Text_20_body">Then pass in the values as arguments to define each unique bird into the <text:span text:style-name="Source_20_Text">Bird</text:span> constructor:</text:p>
      <text:p text:style-name="Text_20_body"><text:span text:style-name="Source_20_Text"><text:span text:style-name="T1">let cardinal = new Bird("Bruce", "red");</text:span></text:span></text:p>
      <text:p text:style-name="Text_20_body">This gives a new instance of <text:span text:style-name="Source_20_Text">Bird</text:span> with name and color properties set to Bruce and red, respectively. The <text:span text:style-name="Source_20_Text">numLegs</text:span> property is still set to 2.</text:p>
      <text:p text:style-name="Text_20_body">The <text:span text:style-name="Source_20_Text">cardinal</text:span> has these properties:</text:p>
      <text:p text:style-name="Quotations">cardinal.name // =&gt; Bruce<text:line-break/>cardinal.color // =&gt; red<text:line-break/>cardinal.numLegs // =&gt; 2</text:p>
      <text:p text:style-name="Text_20_body">The constructor is more flexible. It's now possible to define the properties for each <text:span text:style-name="Source_20_Text">Bird</text:span> at the time it is created, which is one way that JavaScript constructors are so useful. They group objects together based on shared characteristics and behavior and define a blueprint that automates their creation.</text:p>
      <text:p text:style-name="Horizontal_20_Line"/>
      <text:p text:style-name="Text_20_body">Create another <text:span text:style-name="Source_20_Text">Dog</text:span> constructor. This time, set it up to take the parameters <text:span text:style-name="Source_20_Text">name</text:span> and <text:span text:style-name="Source_20_Text">color</text:span>, and have the property <text:span text:style-name="Source_20_Text">numLegs</text:span> fixed at 4. Then create a new <text:span text:style-name="Source_20_Text">Dog</text:span> saved in a variable <text:span text:style-name="Source_20_Text">terrier</text:span>. Pass it two strings as arguments for the <text:span text:style-name="Source_20_Text">name</text:span> and <text:span text:style-name="Source_20_Text">color</text:span> properties</text:p>
      <text:p text:style-name="P2">function Dog(name,color) {</text:p>
      <text:p text:style-name="P2"><text:s text:c="2"/>this.name= name;</text:p>
      <text:p text:style-name="P2"><text:s text:c="2"/>this.color= color;</text:p>
      <text:p text:style-name="P2"><text:s text:c="2"/>this.numLegs=4;</text:p>
      <text:p text:style-name="P2">}</text:p>
      <text:p text:style-name="P2">let terrier = new Dog ("dog2","black");</text:p>
      <text:p text:style-name="Standard"/>
      <text:p text:style-name="Standard"/>
      <text:p text:style-name="Standard"/>
      <text:h text:style-name="Heading_20_2" text:outline-level="2"><text:bookmark-start text:name="__RefHeading___Toc728_621229957"/>Verify an Object's Constructor with instanceof<text:bookmark-end text:name="__RefHeading___Toc728_621229957"/></text:h>
      <text:p text:style-name="Text_20_body">Anytime a constructor function creates a new object, that object is said to be an <text:span text:style-name="Source_20_Text"><text:span text:style-name="T1">instance</text:span></text:span><text:span text:style-name="T1"> of its constructor</text:span>. JavaScript gives a convenient way to verify this with the <text:span text:style-name="Source_20_Text"><text:span text:style-name="T5">instanceof</text:span></text:span><text:span text:style-name="T5"> </text:span>operator. <text:span text:style-name="Source_20_Text">instanceof</text:span> allows you to <text:span text:style-name="T1">compare an object to a constructor, returning </text:span><text:span text:style-name="Source_20_Text"><text:span text:style-name="T1">true</text:span></text:span><text:span text:style-name="T1"> or </text:span><text:span text:style-name="Source_20_Text"><text:span text:style-name="T1">false</text:span></text:span> based on <text:span text:style-name="T2">whether or not that object was created with the constructor.</text:span> Here's an example:</text:p>
      <text:p text:style-name="Quotations">let Bird = function(name, color) {<text:line-break/>  this.name = name;<text:line-break/>  this.color = color;<text:line-break/>  this.numLegs = 2;<text:line-break/><text:soft-page-break/>}<text:line-break/><text:line-break/>let crow = new Bird("Alexis", "black");<text:line-break/><text:line-break/>crow instanceof Bird; // =&gt; true</text:p>
      <text:p text:style-name="Text_20_body">If an object is created without using a constructor, <text:span text:style-name="Source_20_Text">instanceof</text:span> will verify that it is not an instance of that constructor:</text:p>
      <text:p text:style-name="Quotations">let canary = {<text:line-break/>  name: "Mildred",<text:line-break/>  color: "Yellow",<text:line-break/>  numLegs: 2<text:line-break/>};<text:line-break/><text:line-break/>canary instanceof Bird; // =&gt; false</text:p>
      <text:p text:style-name="Horizontal_20_Line"/>
      <text:p text:style-name="Text_20_body">Create a new instance of the <text:span text:style-name="Source_20_Text">House</text:span> constructor, calling it <text:span text:style-name="Source_20_Text">myHouse</text:span> and passing a number of bedrooms. Then, use <text:span text:style-name="Source_20_Text">instanceof</text:span> to verify that it is an instance of <text:span text:style-name="Source_20_Text">House</text:span></text:p>
      <text:p text:style-name="P4">/* jshint expr: true */</text:p>
      <text:p text:style-name="P5"/>
      <text:p text:style-name="P3"><text:span text:style-name="T3">function</text:span> House(numBedrooms) {</text:p>
      <text:p text:style-name="P3"><text:span text:style-name="T3">this</text:span>.numBedrooms = numBedrooms;</text:p>
      <text:p text:style-name="P3">}</text:p>
      <text:p text:style-name="P5"/>
      <text:p text:style-name="P4">// Add your code below this line</text:p>
      <text:p text:style-name="P3"><text:span text:style-name="T3">let</text:span> myHouse = <text:span text:style-name="T3">new</text:span> House(<text:span text:style-name="T4">3</text:span>);</text:p>
      <text:p text:style-name="P3">myHouse <text:span text:style-name="T3">instanceof</text:span> House;</text:p>
      <text:p text:style-name="Standard"/>
      <text:p text:style-name="Standard"/>
      <text:h text:style-name="Heading_20_2" text:outline-level="2"><text:bookmark-start text:name="__RefHeading___Toc730_621229957"/>Understand Own Properties<text:bookmark-end text:name="__RefHeading___Toc730_621229957"/></text:h>
      <text:p text:style-name="Text_20_body">In the following example, the <text:span text:style-name="Source_20_Text">Bird</text:span> constructor defines two properties: <text:span text:style-name="Source_20_Text">name</text:span> and <text:span text:style-name="Source_20_Text">numLegs</text:span>:</text:p>
      <text:p text:style-name="Quotations">function Bird(name) {<text:line-break/>  this.name = name;<text:line-break/>  this.numLegs = 2;<text:line-break/>}<text:line-break/><text:line-break/>let duck = new Bird("Donald");<text:line-break/>let canary = new Bird("Tweety");</text:p>
      <text:p text:style-name="Text_20_body"><text:span text:style-name="Source_20_Text"><text:span text:style-name="T1">name</text:span></text:span><text:span text:style-name="T1"> and </text:span><text:span text:style-name="Source_20_Text"><text:span text:style-name="T1">numLegs</text:span></text:span><text:span text:style-name="T1"> are called </text:span><text:span text:style-name="Source_20_Text"><text:span text:style-name="T1">own</text:span></text:span><text:span text:style-name="T1"> properties</text:span>, because they are defined directly on the instance object. That means that <text:span text:style-name="Source_20_Text">duck</text:span> and <text:span text:style-name="Source_20_Text">canary</text:span> each has its own separate copy of these properties.</text:p>
      <text:p text:style-name="Text_20_body"><text:soft-page-break/>In fact every instance of <text:span text:style-name="Source_20_Text">Bird</text:span> will have its own copy of these properties.</text:p>
      <text:p text:style-name="Text_20_body">The following code adds all of the <text:span text:style-name="Source_20_Text">own</text:span> properties of <text:span text:style-name="Source_20_Text">duck</text:span> to the array <text:span text:style-name="Source_20_Text">ownProps</text:span>:</text:p>
      <text:p text:style-name="Quotations">let ownProps = [];<text:line-break/><text:line-break/>for (let property in duck) {<text:line-break/>  if(duck.hasOwnProperty(property)) {<text:line-break/>    ownProps.push(property);<text:line-break/>  }<text:line-break/>}<text:line-break/><text:line-break/>console.log(ownProps); // prints [ "name", "numLegs" ]</text:p>
      <text:p text:style-name="Horizontal_20_Line"/>
      <text:p text:style-name="Text_20_body">Add the <text:span text:style-name="Source_20_Text">own</text:span> properties of <text:span text:style-name="Source_20_Text">canary</text:span> to the array <text:span text:style-name="Source_20_Text">ownProps</text:span></text:p>
      <text:p text:style-name="Standard">function Bird(name) {</text:p>
      <text:p text:style-name="Standard"><text:s text:c="2"/>this.name = name;</text:p>
      <text:p text:style-name="Standard"><text:s text:c="2"/>this.numLegs = 2;</text:p>
      <text:p text:style-name="Standard">}</text:p>
      <text:p text:style-name="Standard"/>
      <text:p text:style-name="Standard">let canary = new Bird("Tweety");</text:p>
      <text:p text:style-name="Standard">let ownProps = [];</text:p>
      <text:p text:style-name="Standard">// Add your code below this line</text:p>
      <text:p text:style-name="Standard">for (let prop in canary){</text:p>
      <text:p text:style-name="Standard"><text:s text:c="2"/>ownProps.push(prop);</text:p>
      <text:p text:style-name="Standard">}</text:p>
      <text:p text:style-name="Standard"/>
      <text:p text:style-name="Standard"/>
      <text:h text:style-name="Heading_20_2" text:outline-level="2"><text:bookmark-start text:name="__RefHeading___Toc732_621229957"/>Use Prototype Properties to Reduce Duplicate Code<text:bookmark-end text:name="__RefHeading___Toc732_621229957"/></text:h>
      <text:p text:style-name="Text_20_body">Since <text:span text:style-name="Source_20_Text">numLegs</text:span> will probably have the same value for all instances of <text:span text:style-name="Source_20_Text">Bird</text:span>, you essentially have a <text:span text:style-name="T1">duplicated</text:span> variable <text:span text:style-name="Source_20_Text">numLegs</text:span> inside each <text:span text:style-name="Source_20_Text">Bird</text:span> instance.</text:p>
      <text:p text:style-name="Text_20_body">This may not be an issue when there are only two instances, but imagine if there are millions of instances. That would be a lot of duplicated variables.</text:p>
      <text:p text:style-name="Text_20_body">A better way is to use <text:span text:style-name="Source_20_Text">Bird’s</text:span> <text:span text:style-name="Source_20_Text">prototype</text:span>. The<text:span text:style-name="T1"> </text:span><text:span text:style-name="Source_20_Text"><text:span text:style-name="T1">prototype</text:span></text:span><text:span text:style-name="T1"> is an object that is shared among ALL instances of </text:span><text:span text:style-name="Source_20_Text"><text:span text:style-name="T1">Bird</text:span></text:span><text:span text:style-name="T1">.</text:span> Here's how to add <text:span text:style-name="Source_20_Text">numLegs</text:span> to the <text:span text:style-name="Source_20_Text">Bird prototype</text:span>:</text:p>
      <text:p text:style-name="P6">Bird.prototype.numLegs = 2;</text:p>
      <text:p text:style-name="Text_20_body">Now all instances of <text:span text:style-name="Source_20_Text">Bird</text:span> have the <text:span text:style-name="Source_20_Text">numLegs</text:span> property.</text:p>
      <text:p text:style-name="Quotations">console.log(duck.numLegs); // prints 2<text:line-break/>console.log(canary.numLegs); // prints 2</text:p>
      <text:p text:style-name="Text_20_body"><text:soft-page-break/>Since all instances automatically have the properties on the <text:span text:style-name="Source_20_Text">prototype</text:span>, think of a <text:span text:style-name="Source_20_Text">prototype</text:span> as a "recipe" for creating objects.</text:p>
      <text:p text:style-name="Text_20_body">Note that the <text:span text:style-name="Source_20_Text"><text:span text:style-name="T1">prototype</text:span></text:span><text:span text:style-name="T1"> for </text:span><text:span text:style-name="Source_20_Text"><text:span text:style-name="T1">duck</text:span></text:span><text:span text:style-name="T1"> and </text:span><text:span text:style-name="Source_20_Text"><text:span text:style-name="T1">canary</text:span></text:span><text:span text:style-name="T1"> is part of the </text:span><text:span text:style-name="Source_20_Text"><text:span text:style-name="T1">Bird</text:span></text:span><text:span text:style-name="T1"> constructor as </text:span><text:span text:style-name="Source_20_Text"><text:span text:style-name="T1">Bird.prototype</text:span></text:span><text:span text:style-name="T1">. Nearly every object in JavaScript has a </text:span><text:span text:style-name="Source_20_Text"><text:span text:style-name="T1">prototype</text:span></text:span><text:span text:style-name="T1"> property which is part of the constructor function that created it.</text:span></text:p>
      <text:p text:style-name="Horizontal_20_Line"/>
      <text:p text:style-name="Text_20_body">Add a <text:span text:style-name="Source_20_Text">numLegs</text:span> property to the <text:span text:style-name="Source_20_Text">prototype</text:span> of <text:span text:style-name="Source_20_Text">Dog</text:span></text:p>
      <text:p text:style-name="Standard">function Dog(name) {</text:p>
      <text:p text:style-name="Standard"><text:s text:c="2"/>this.name = name;</text:p>
      <text:p text:style-name="Standard">}</text:p>
      <text:p text:style-name="Standard"/>
      <text:p text:style-name="P1">Dog.prototype.numLegs=2;</text:p>
      <text:p text:style-name="Standard"/>
      <text:p text:style-name="Standard">// Add your code above this line</text:p>
      <text:p text:style-name="Standard">let beagle = new Dog("Snoopy");</text:p>
      <text:p text:style-name="Standard"/>
      <text:h text:style-name="Heading_20_2" text:outline-level="2"><text:bookmark-start text:name="__RefHeading___Toc734_621229957"/>Iterate Over All Properties<text:bookmark-end text:name="__RefHeading___Toc734_621229957"/></text:h>
      <text:p text:style-name="Text_20_body">You have now seen two kinds of properties: <text:span text:style-name="Source_20_Text">own</text:span> properties and <text:span text:style-name="Source_20_Text">prototype</text:span> properties. <text:span text:style-name="Source_20_Text">Own</text:span> properties are defined directly on the object instance itself. And <text:span text:style-name="Source_20_Text">prototype</text:span> properties are defined on the <text:span text:style-name="Source_20_Text">prototype</text:span>.</text:p>
      <text:p text:style-name="Quotations">function Bird(name) {<text:line-break/>  this.name = name; //own property<text:line-break/>}<text:line-break/><text:line-break/>Bird.prototype.numLegs = 2; // prototype property<text:line-break/><text:line-break/>let duck = new Bird("Donald");</text:p>
      <text:p text:style-name="Text_20_body">Here is how you add <text:span text:style-name="Source_20_Text">duck’s</text:span> <text:span text:style-name="Source_20_Text">own</text:span> properties to the array <text:span text:style-name="Source_20_Text">ownProps</text:span> and <text:span text:style-name="Source_20_Text">prototype</text:span> properties to the array <text:span text:style-name="Source_20_Text">prototypeProps</text:span>:</text:p>
      <text:p text:style-name="Quotations">let ownProps = [];<text:line-break/>let prototypeProps = [];<text:line-break/><text:line-break/>for (let property in duck) {<text:line-break/>  if(duck.hasOwnProperty(property)) {<text:line-break/>    ownProps.push(property);<text:line-break/>  } else {<text:line-break/>    prototypeProps.push(property);<text:line-break/>  }<text:line-break/>}<text:line-break/><text:line-break/><text:soft-page-break/>console.log(ownProps); // prints ["name"]<text:line-break/>console.log(prototypeProps); // prints ["numLegs"]</text:p>
      <text:p text:style-name="Horizontal_20_Line"/>
      <text:p text:style-name="Text_20_body">Add all of the <text:span text:style-name="Source_20_Text">own</text:span> properties of <text:span text:style-name="Source_20_Text">beagle</text:span> to the array <text:span text:style-name="Source_20_Text">ownProps</text:span>. Add all of the <text:span text:style-name="Source_20_Text">prototype</text:span> properties of <text:span text:style-name="Source_20_Text">Dog</text:span> to the array <text:span text:style-name="Source_20_Text">prototypeProps</text:span></text:p>
      <text:p text:style-name="Standard">function Dog(name) {</text:p>
      <text:p text:style-name="Standard"><text:s text:c="2"/>this.name = name;</text:p>
      <text:p text:style-name="Standard">}</text:p>
      <text:p text:style-name="Standard"/>
      <text:p text:style-name="Standard">Dog.prototype.numLegs = 4;</text:p>
      <text:p text:style-name="Standard"/>
      <text:p text:style-name="Standard">let beagle = new Dog("Snoopy");</text:p>
      <text:p text:style-name="Standard"/>
      <text:p text:style-name="Standard">let ownProps = [];</text:p>
      <text:p text:style-name="Standard">let prototypeProps = [];</text:p>
      <text:p text:style-name="Standard"/>
      <text:p text:style-name="Standard">// Add your code below this line </text:p>
      <text:p text:style-name="Standard">for (let prop in beagle){</text:p>
      <text:p text:style-name="Standard"><text:s text:c="2"/>if(beagle.hasOwnProperty(prop)){</text:p>
      <text:p text:style-name="Standard"><text:s text:c="4"/>ownProps.push(prop);</text:p>
      <text:p text:style-name="Standard"><text:s text:c="2"/>} else {</text:p>
      <text:p text:style-name="Standard"><text:s text:c="4"/>prototypeProps.push(prop);</text:p>
      <text:p text:style-name="Standard"><text:s text:c="2"/>}</text:p>
      <text:p text:style-name="Standard">}</text:p>
      <text:p text:style-name="Standard"/>
      <text:p text:style-name="Standard"/>
      <text:h text:style-name="Heading_20_2" text:outline-level="2"><text:bookmark-start text:name="__RefHeading___Toc736_621229957"/>Understand the Constructor Property<text:bookmark-end text:name="__RefHeading___Toc736_621229957"/></text:h>
      <text:p text:style-name="Text_20_body">There is a special <text:span text:style-name="Source_20_Text"><text:span text:style-name="T1">constructor</text:span></text:span><text:span text:style-name="T1"> property </text:span>located on the object instances <text:span text:style-name="Source_20_Text">duck</text:span> and <text:span text:style-name="Source_20_Text">beagle</text:span> that were created in the previous challenges:</text:p>
      <text:p text:style-name="Quotations">let duck = new Bird();<text:line-break/>let beagle = new Dog();<text:line-break/><text:line-break/>console.log(duck.constructor === Bird); //prints true<text:line-break/>console.log(beagle.constructor === Dog); //prints true</text:p>
      <text:p text:style-name="Text_20_body">Note that the <text:span text:style-name="Source_20_Text"><text:span text:style-name="T1">constructor</text:span></text:span><text:span text:style-name="T1"> property is a reference to the constructor function that created the instance.</text:span></text:p>
      <text:p text:style-name="Text_20_body">The advantage of the <text:span text:style-name="Source_20_Text">constructor</text:span> property is that it's possible to check for this property to find out what kind of object it is. Here's an example of how this could be used:</text:p>
      <text:p text:style-name="Quotations">function joinBirdFraternity(candidate) {<text:line-break/>  if (candidate.constructor === Bird) {<text:line-break/>    return true;<text:line-break/><text:soft-page-break/>  } else {<text:line-break/>    return false;<text:line-break/>  }<text:line-break/>}</text:p>
      <text:p text:style-name="Text_20_body"><text:span text:style-name="Strong_20_Emphasis">Note</text:span><text:line-break/>Since the <text:span text:style-name="Source_20_Text"><text:span text:style-name="T1">constructor</text:span></text:span><text:span text:style-name="T1"> property can be overwritten</text:span> (which will be covered in the next two challenges) it’s generally better to use the <text:span text:style-name="Source_20_Text"><text:span text:style-name="T1">instanceof</text:span></text:span> method to check the type of an object.</text:p>
      <text:p text:style-name="Horizontal_20_Line"/>
      <text:p text:style-name="Text_20_body">Write a <text:span text:style-name="Source_20_Text">joinDogFraternity</text:span> function that takes a <text:span text:style-name="Source_20_Text">candidate</text:span> parameter and, using the <text:span text:style-name="Source_20_Text">constructor</text:span> property, return <text:span text:style-name="Source_20_Text">true</text:span> if the candidate is a <text:span text:style-name="Source_20_Text">Dog</text:span>, otherwise return <text:span text:style-name="Source_20_Text">false</text:span></text:p>
      <text:p text:style-name="Standard">function Dog(name) {</text:p>
      <text:p text:style-name="Standard"><text:s text:c="2"/>this.name = name;</text:p>
      <text:p text:style-name="Standard">}</text:p>
      <text:p text:style-name="Standard"/>
      <text:p text:style-name="Standard">// Add your code below this line</text:p>
      <text:p text:style-name="Standard">function joinDogFraternity(candidate) {</text:p>
      <text:p text:style-name="Standard"><text:s text:c="2"/>if (candidate.constructor===Dog){</text:p>
      <text:p text:style-name="Standard"><text:s text:c="4"/>return true;</text:p>
      <text:p text:style-name="Standard"><text:s text:c="2"/>} else {</text:p>
      <text:p text:style-name="Standard"><text:s text:c="4"/>return false;</text:p>
      <text:p text:style-name="Standard"><text:s text:c="2"/>}</text:p>
      <text:p text:style-name="Standard">}</text:p>
      <text:p text:style-name="Standard"/>
      <text:p text:style-name="Standard"/>
      <text:h text:style-name="Heading_20_2" text:outline-level="2"><text:bookmark-start text:name="__RefHeading___Toc738_621229957"/>Change the Prototype to a New Object<text:bookmark-end text:name="__RefHeading___Toc738_621229957"/></text:h>
      <text:p text:style-name="Text_20_body">Up until now you have been adding properties to the <text:span text:style-name="Source_20_Text">prototype</text:span> individually:</text:p>
      <text:p text:style-name="Quotations">Bird.prototype.numLegs = 2;</text:p>
      <text:p text:style-name="Text_20_body">This becomes tedious after more than a few properties.</text:p>
      <text:p text:style-name="Quotations">Bird.prototype.eat = function() {<text:line-break/>  console.log("nom nom nom");<text:line-break/>}<text:line-break/><text:line-break/>Bird.prototype.describe = function() {<text:line-break/>  console.log("My name is " + this.name);<text:line-break/>}</text:p>
      <text:p text:style-name="Text_20_body">A more efficient way is to <text:span text:style-name="T1">set the </text:span><text:span text:style-name="Source_20_Text"><text:span text:style-name="T1">prototype</text:span></text:span><text:span text:style-name="T1"> to a new object that already contains the properties. This way, the properties are added all at once</text:span>:</text:p>
      <text:p text:style-name="Quotations">Bird.prototype = {<text:line-break/>  numLegs: 2, <text:line-break/><text:soft-page-break/>  eat: function() {<text:line-break/>    console.log("nom nom nom");<text:line-break/>  },<text:line-break/>  describe: function() {<text:line-break/>    console.log("My name is " + this.name);<text:line-break/>  }<text:line-break/>};</text:p>
      <text:p text:style-name="Horizontal_20_Line"/>
      <text:p text:style-name="Text_20_body">Add the property <text:span text:style-name="Source_20_Text">numLegs</text:span> and the two methods <text:span text:style-name="Source_20_Text">eat()</text:span> and <text:span text:style-name="Source_20_Text">describe()</text:span> to the <text:span text:style-name="Source_20_Text">prototype</text:span> of <text:span text:style-name="Source_20_Text">Dog</text:span> by setting the <text:span text:style-name="Source_20_Text">prototype</text:span> to a new object</text:p>
      <text:p text:style-name="Standard">function Dog(name) {</text:p>
      <text:p text:style-name="Standard"><text:s text:c="2"/>this.name = name; </text:p>
      <text:p text:style-name="Standard">}</text:p>
      <text:p text:style-name="Standard"/>
      <text:p text:style-name="Standard">Dog.prototype = {</text:p>
      <text:p text:style-name="Standard"><text:s text:c="2"/>// Add your code below this line</text:p>
      <text:p text:style-name="Standard"><text:s text:c="2"/>numLegs:2,</text:p>
      <text:p text:style-name="Standard"><text:s text:c="2"/>eat:function(){</text:p>
      <text:p text:style-name="Standard"><text:s text:c="4"/>console.log("eat");</text:p>
      <text:p text:style-name="Standard"><text:s text:c="2"/>},</text:p>
      <text:p text:style-name="Standard"><text:s text:c="2"/>describe:function(){</text:p>
      <text:p text:style-name="Standard"><text:s text:c="4"/>console.log("describe");</text:p>
      <text:p text:style-name="Standard"><text:s text:c="2"/>}</text:p>
      <text:p text:style-name="Standard">};</text:p>
      <text:p text:style-name="Standard"/>
      <text:p text:style-name="Standard"/>
      <text:h text:style-name="Heading_20_2" text:outline-level="2"><text:bookmark-start text:name="__RefHeading___Toc740_621229957"/>Remember to Set the Constructor Property when Changing the Prototype<text:bookmark-end text:name="__RefHeading___Toc740_621229957"/></text:h>
      <text:p text:style-name="Text_20_body">There is one crucial side effect of manually setting the <text:span text:style-name="Source_20_Text">prototype</text:span> to a new object. It <text:span text:style-name="T1">erased the </text:span><text:span text:style-name="Source_20_Text"><text:span text:style-name="T1">constructor</text:span></text:span><text:span text:style-name="T1"> property</text:span>! The code in the previous challenge would print the following for <text:span text:style-name="Source_20_Text">duck</text:span>:</text:p>
      <text:p text:style-name="Quotations">console.log(duck.constructor)<text:line-break/>// prints ‘undefined’ - Oops!</text:p>
      <text:p text:style-name="Text_20_body">To fix this, <text:span text:style-name="T1">whenever a prototype is manually set to a new object, remember to define the </text:span><text:span text:style-name="Source_20_Text"><text:span text:style-name="T1">constructor</text:span></text:span><text:span text:style-name="T1"> property</text:span>:</text:p>
      <text:p text:style-name="Quotations">Bird.prototype = {<text:line-break/>  constructor: Bird, // define the constructor property<text:line-break/>  numLegs: 2,<text:line-break/>  eat: function() {<text:line-break/>    console.log("nom nom nom");<text:line-break/>  },<text:line-break/>  describe: function() {<text:line-break/><text:soft-page-break/>    console.log("My name is " + this.name); <text:line-break/>  }<text:line-break/>};</text:p>
      <text:p text:style-name="Horizontal_20_Line"/>
      <text:p text:style-name="Text_20_body">Define the <text:span text:style-name="Source_20_Text">constructor</text:span> property on the <text:span text:style-name="Source_20_Text">Dog</text:span> <text:span text:style-name="Source_20_Text">prototype</text:span>.</text:p>
      <text:p text:style-name="Standard">function Dog(name) {</text:p>
      <text:p text:style-name="Standard"><text:s text:c="2"/>this.name = name; </text:p>
      <text:p text:style-name="Standard">}</text:p>
      <text:p text:style-name="Standard"/>
      <text:p text:style-name="Standard">// Modify the code below this line</text:p>
      <text:p text:style-name="Standard">Dog.prototype = {</text:p>
      <text:p text:style-name="Standard"><text:s text:c="2"/>constructor:Dog,</text:p>
      <text:p text:style-name="Standard"><text:s text:c="2"/>numLegs: 2, </text:p>
      <text:p text:style-name="Standard"><text:s text:c="2"/>eat: function() {</text:p>
      <text:p text:style-name="Standard"><text:s text:c="4"/>console.log("nom nom nom"); </text:p>
      <text:p text:style-name="Standard"><text:s text:c="2"/>}, </text:p>
      <text:p text:style-name="Standard"><text:s text:c="2"/>describe: function() {</text:p>
      <text:p text:style-name="Standard"><text:s text:c="4"/>console.log("My name is " + this.name); </text:p>
      <text:p text:style-name="Standard"><text:s text:c="2"/>}</text:p>
      <text:p text:style-name="Standard">};</text:p>
      <text:p text:style-name="Standard"/>
      <text:p text:style-name="Standard"/>
      <text:h text:style-name="Heading_20_2" text:outline-level="2"><text:bookmark-start text:name="__RefHeading___Toc742_621229957"/>Understand Where an Object’s Prototype Comes From<text:bookmark-end text:name="__RefHeading___Toc742_621229957"/></text:h>
      <text:p text:style-name="Text_20_body">Just like people inherit genes from their parents, an <text:span text:style-name="T1">object inherits its </text:span><text:span text:style-name="Source_20_Text"><text:span text:style-name="T1">prototype</text:span></text:span><text:span text:style-name="T1"> directly from the constructor function that created it.</text:span> For example, here the <text:span text:style-name="Source_20_Text">Bird</text:span> constructor creates the <text:span text:style-name="Source_20_Text">duck</text:span> object:</text:p>
      <text:p text:style-name="Quotations">function Bird(name) {<text:line-break/>  this.name = name;<text:line-break/>}<text:line-break/><text:line-break/>let duck = new Bird("Donald");</text:p>
      <text:p text:style-name="Text_20_body"><text:span text:style-name="Source_20_Text">duck</text:span> inherits its <text:span text:style-name="Source_20_Text">prototype</text:span> from the <text:span text:style-name="Source_20_Text">Bird</text:span> constructor function. You can show this relationship with the <text:span text:style-name="Source_20_Text">isPrototypeOf</text:span> method:</text:p>
      <text:p text:style-name="Quotations">Bird.prototype.isPrototypeOf(duck);<text:line-break/>// returns true</text:p>
      <text:p text:style-name="Horizontal_20_Line"/>
      <text:p text:style-name="Text_20_body">Use <text:span text:style-name="Source_20_Text">isPrototypeOf</text:span> to check the <text:span text:style-name="Source_20_Text">prototype</text:span> of <text:span text:style-name="Source_20_Text">beagle</text:span>.</text:p>
      <text:p text:style-name="Standard">function Dog(name) {</text:p>
      <text:p text:style-name="Standard"><text:s text:c="2"/>this.name = name;</text:p>
      <text:p text:style-name="Standard">}</text:p>
      <text:p text:style-name="Standard"><text:soft-page-break/></text:p>
      <text:p text:style-name="Standard">let beagle = new Dog("Snoopy");</text:p>
      <text:p text:style-name="Standard"/>
      <text:p text:style-name="Standard">// Add your code below this line</text:p>
      <text:p text:style-name="Standard">Dog.prototype.isPrototypeOf(beagle);</text:p>
      <text:p text:style-name="Standard"/>
      <text:p text:style-name="Standard"/>
      <text:h text:style-name="Heading_20_2" text:outline-level="2"><text:bookmark-start text:name="__RefHeading___Toc744_621229957"/>Understand the Prototype Chain<text:bookmark-end text:name="__RefHeading___Toc744_621229957"/></text:h>
      <text:p text:style-name="Text_20_body"><text:span text:style-name="T1">All objects in JavaScript (with a few exceptions) have a </text:span><text:span text:style-name="Source_20_Text"><text:span text:style-name="T1">prototype</text:span></text:span><text:span text:style-name="T1">. Also, an object’s </text:span><text:span text:style-name="Source_20_Text"><text:span text:style-name="T1">prototype</text:span></text:span><text:span text:style-name="T1"> itself is an object.</text:span></text:p>
      <text:p text:style-name="Quotations">function Bird(name) {<text:line-break/>  this.name = name;<text:line-break/>}<text:line-break/><text:line-break/>typeof Bird.prototype; // =&gt; object</text:p>
      <text:p text:style-name="Text_20_body">Because a <text:span text:style-name="Source_20_Text">prototype</text:span> is an object, a <text:span text:style-name="Source_20_Text"><text:span text:style-name="T1">prototype</text:span></text:span><text:span text:style-name="T1"> can have its own </text:span><text:span text:style-name="Source_20_Text"><text:span text:style-name="T1">prototype</text:span></text:span>! In this case, the <text:span text:style-name="Source_20_Text">prototype</text:span> of <text:span text:style-name="Source_20_Text">Bird.prototype</text:span> is <text:span text:style-name="Source_20_Text"><text:span text:style-name="T1">Object.prototype</text:span></text:span>:</text:p>
      <text:p text:style-name="Quotations">Object.prototype.isPrototypeOf(Bird.prototype);<text:line-break/>// returns true</text:p>
      <text:p text:style-name="Text_20_body">How is this useful? You may recall the <text:span text:style-name="Source_20_Text">hasOwnProperty</text:span> method from a previous challenge:</text:p>
      <text:p text:style-name="Quotations">let duck = new Bird("Donald");<text:line-break/>duck.hasOwnProperty("name"); // =&gt; true</text:p>
      <text:p text:style-name="Text_20_body">The <text:span text:style-name="Source_20_Text">hasOwnProperty</text:span> method is defined in <text:span text:style-name="Source_20_Text">Object.prototype</text:span>, which can be accessed by <text:span text:style-name="Source_20_Text">Bird.prototype</text:span>, which can then be accessed by <text:span text:style-name="Source_20_Text">duck</text:span>. This is an example of the <text:span text:style-name="Source_20_Text">prototype</text:span> chain.</text:p>
      <text:p text:style-name="Text_20_body">In this <text:span text:style-name="Source_20_Text">prototype</text:span> chain, <text:span text:style-name="Source_20_Text">Bird</text:span> is the <text:span text:style-name="Source_20_Text">supertype</text:span> for <text:span text:style-name="Source_20_Text">duck</text:span>, while <text:span text:style-name="Source_20_Text">duck</text:span> is the <text:span text:style-name="Source_20_Text">subtype</text:span>. <text:span text:style-name="Source_20_Text">Object</text:span> is a <text:span text:style-name="Source_20_Text">supertype</text:span> for both <text:span text:style-name="Source_20_Text">Bird</text:span> and <text:span text:style-name="Source_20_Text">duck</text:span>.</text:p>
      <text:p text:style-name="Text_20_body"><text:span text:style-name="Source_20_Text"><text:span text:style-name="T1">Object</text:span></text:span><text:span text:style-name="T1"> is a </text:span><text:span text:style-name="Source_20_Text"><text:span text:style-name="T1">supertype</text:span></text:span><text:span text:style-name="T1"> for all objects in JavaScript. Therefore, any object can use the </text:span><text:span text:style-name="Source_20_Text"><text:span text:style-name="T1">hasOwnProperty</text:span></text:span><text:span text:style-name="T1"> method.</text:span></text:p>
      <text:p text:style-name="Horizontal_20_Line"/>
      <text:p text:style-name="Text_20_body">Modify the code to show the correct prototype chain.</text:p>
      <text:p text:style-name="Standard">function Dog(name) {</text:p>
      <text:p text:style-name="Standard"><text:s text:c="2"/>this.name = name;</text:p>
      <text:p text:style-name="Standard">}</text:p>
      <text:p text:style-name="Standard"/>
      <text:p text:style-name="Standard">let beagle = new Dog("Snoopy");</text:p>
      <text:p text:style-name="Standard"/>
      <text:p text:style-name="Standard"><text:soft-page-break/>Dog.prototype.isPrototypeOf(beagle); <text:s/>// =&gt; true</text:p>
      <text:p text:style-name="Standard"/>
      <text:p text:style-name="Standard">// Fix the code below so that it evaluates to true</text:p>
      <text:p text:style-name="Standard"><text:span text:style-name="T1">Object.prototype</text:span>.isPrototypeOf(Dog.prototype);</text:p>
      <text:p text:style-name="Standard"/>
      <text:p text:style-name="Standard"/>
      <text:p text:style-name="Standard"/>
      <text:p text:style-name="Standard"/>
      <text:h text:style-name="Heading_20_2" text:outline-level="2"><text:bookmark-start text:name="__RefHeading___Toc746_621229957"/>Use Inheritance So You Don't Repeat Yourself<text:bookmark-end text:name="__RefHeading___Toc746_621229957"/></text:h>
      <text:p text:style-name="Text_20_body">There's a principle in programming called <text:span text:style-name="Source_20_Text">Don't Repeat Yourself (DRY)</text:span>. The reason repeated code is a problem is because any change requires fixing code in multiple places. This usually means more work for programmers and more room for errors.</text:p>
      <text:p text:style-name="Text_20_body">Notice in the example below that the <text:span text:style-name="Source_20_Text">describe</text:span> method is shared by <text:span text:style-name="Source_20_Text">Bird</text:span> and <text:span text:style-name="Source_20_Text">Dog</text:span>:</text:p>
      <text:p text:style-name="Quotations">Bird.prototype = {<text:line-break/>  constructor: Bird,<text:line-break/>  describe: function() {<text:line-break/>    console.log("My name is " + this.name);<text:line-break/>  }<text:line-break/>};<text:line-break/><text:line-break/>Dog.prototype = {<text:line-break/>  constructor: Dog,<text:line-break/>  describe: function() {<text:line-break/>    console.log("My name is " + this.name);<text:line-break/>  }<text:line-break/>};</text:p>
      <text:p text:style-name="Text_20_body">The <text:span text:style-name="Source_20_Text">describe</text:span> method is repeated in two places. The code can be edited to follow the <text:span text:style-name="Source_20_Text">DRY</text:span> principle by creating a <text:span text:style-name="Source_20_Text">supertype</text:span> (or parent) called <text:span text:style-name="Source_20_Text">Animal</text:span>:</text:p>
      <text:p text:style-name="Quotations">function Animal() { };<text:line-break/><text:line-break/>Animal.prototype = {<text:line-break/>  constructor: Animal, <text:line-break/>  describe: function() {<text:line-break/>    console.log("My name is " + this.name);<text:line-break/>  }<text:line-break/>};</text:p>
      <text:p text:style-name="Text_20_body">Since <text:span text:style-name="Source_20_Text">Animal</text:span> includes the <text:span text:style-name="Source_20_Text">describe</text:span> method, you can remove it from <text:span text:style-name="Source_20_Text">Bird</text:span> and <text:span text:style-name="Source_20_Text">Dog</text:span>:</text:p>
      <text:p text:style-name="Quotations">Bird.prototype = {<text:line-break/>  constructor: Bird<text:line-break/>};<text:line-break/><text:line-break/><text:soft-page-break/>Dog.prototype = {<text:line-break/>  constructor: Dog<text:line-break/>};</text:p>
      <text:p text:style-name="Horizontal_20_Line"/>
      <text:p text:style-name="Text_20_body">The <text:span text:style-name="Source_20_Text">eat</text:span> method is repeated in both <text:span text:style-name="Source_20_Text">Cat</text:span> and <text:span text:style-name="Source_20_Text">Bear</text:span>. Edit the code in the spirit of <text:span text:style-name="Source_20_Text">DRY</text:span> by moving the <text:span text:style-name="Source_20_Text">eat</text:span> method to the <text:span text:style-name="Source_20_Text">Animal</text:span> <text:span text:style-name="Source_20_Text">supertype</text:span>.</text:p>
      <text:p text:style-name="Standard">function Cat(name) {</text:p>
      <text:p text:style-name="Standard"><text:s text:c="2"/>this.name = name; </text:p>
      <text:p text:style-name="Standard">}</text:p>
      <text:p text:style-name="Standard"/>
      <text:p text:style-name="Standard">Cat.prototype = {</text:p>
      <text:p text:style-name="Standard"><text:s text:c="2"/>constructor: Cat, </text:p>
      <text:p text:style-name="Standard"/>
      <text:p text:style-name="Standard">};</text:p>
      <text:p text:style-name="Standard"/>
      <text:p text:style-name="Standard">function Bear(name) {</text:p>
      <text:p text:style-name="Standard"><text:s text:c="2"/>this.name = name; </text:p>
      <text:p text:style-name="Standard">}</text:p>
      <text:p text:style-name="Standard"/>
      <text:p text:style-name="Standard">Bear.prototype = {</text:p>
      <text:p text:style-name="Standard"><text:s text:c="2"/>constructor: Bear, </text:p>
      <text:p text:style-name="Standard"/>
      <text:p text:style-name="Standard">};</text:p>
      <text:p text:style-name="Standard"/>
      <text:p text:style-name="Standard">function Animal() { }</text:p>
      <text:p text:style-name="Standard"/>
      <text:p text:style-name="Standard">Animal.prototype = {</text:p>
      <text:p text:style-name="Standard"><text:s text:c="2"/>constructor: Animal,</text:p>
      <text:p text:style-name="P1"><text:s text:c="2"/>eat: function() {</text:p>
      <text:p text:style-name="P1"><text:s text:c="4"/>console.log("nom nom nom");</text:p>
      <text:p text:style-name="P1"><text:s text:c="2"/>}</text:p>
      <text:p text:style-name="Standard">};</text:p>
      <text:p text:style-name="Standard"/>
      <text:p text:style-name="Standard"/>
      <text:h text:style-name="Heading_20_2" text:outline-level="2"><text:bookmark-start text:name="__RefHeading___Toc748_621229957"/>Inherit Behaviors from a Supertype<text:bookmark-end text:name="__RefHeading___Toc748_621229957"/></text:h>
      <text:p text:style-name="Text_20_body">In the previous challenge, you created a <text:span text:style-name="Source_20_Text">supertype</text:span> called <text:span text:style-name="Source_20_Text">Animal</text:span> that defined behaviors shared by all animals:</text:p>
      <text:p text:style-name="Quotations">function Animal() { }<text:line-break/>Animal.prototype.eat = function() {<text:line-break/>  console.log("nom nom nom");<text:line-break/>};</text:p>
      <text:p text:style-name="Text_20_body"><text:soft-page-break/>This and the next challenge will cover how to reuse <text:span text:style-name="Source_20_Text">Animal's</text:span> methods inside <text:span text:style-name="Source_20_Text">Bird</text:span> and <text:span text:style-name="Source_20_Text">Dog</text:span> without defining them again. It uses a technique called <text:span text:style-name="Source_20_Text"><text:span text:style-name="T2">inheritance</text:span></text:span><text:span text:style-name="T2">.</text:span></text:p>
      <text:p text:style-name="Text_20_body">This challenge covers the first step: make an instance of the <text:span text:style-name="Source_20_Text"><text:span text:style-name="T2">supertype</text:span></text:span> (or parent).</text:p>
      <text:p text:style-name="Text_20_body">You already know one way to create an instance of <text:span text:style-name="Source_20_Text">Animal</text:span> using the <text:span text:style-name="Source_20_Text">new</text:span> operator:</text:p>
      <text:p text:style-name="P6">let animal = new Animal();</text:p>
      <text:p text:style-name="Text_20_body">There are some<text:span text:style-name="T2"> disadvantage</text:span>s when using this syntax for <text:span text:style-name="Source_20_Text">inheritance</text:span>, which are too complex for the scope of this challenge. Instead, here's an alternative approach without those disadvantages:</text:p>
      <text:p text:style-name="P6">let animal = Object.create(Animal.prototype);</text:p>
      <text:p text:style-name="Text_20_body"><text:span text:style-name="Source_20_Text"><text:span text:style-name="T1">Object.create(obj)</text:span></text:span><text:span text:style-name="T1"> creates a new object, and sets </text:span><text:span text:style-name="Source_20_Text"><text:span text:style-name="T1">obj</text:span></text:span><text:span text:style-name="T1"> as the new object's </text:span><text:span text:style-name="Source_20_Text"><text:span text:style-name="T1">prototype</text:span></text:span><text:span text:style-name="T1">.</text:span> Recall that the <text:span text:style-name="Source_20_Text">prototype</text:span> is like the "recipe" for creating an object. By setting the <text:span text:style-name="Source_20_Text">prototype</text:span> of <text:span text:style-name="Source_20_Text">animal</text:span> to be <text:span text:style-name="Source_20_Text">Animal's</text:span> <text:span text:style-name="Source_20_Text">prototype</text:span>, you are effectively giving the <text:span text:style-name="Source_20_Text">animal</text:span> instance the same "recipe" as any other instance of <text:span text:style-name="Source_20_Text">Animal</text:span>.</text:p>
      <text:p text:style-name="Quotations">animal.eat(); // prints "nom nom nom"<text:line-break/>animal instanceof Animal; // =&gt; true</text:p>
      <text:p text:style-name="Horizontal_20_Line"/>
      <text:p text:style-name="Text_20_body">Use <text:span text:style-name="Source_20_Text">Object.create</text:span> to make two instances of <text:span text:style-name="Source_20_Text">Animal</text:span> named <text:span text:style-name="Source_20_Text">duck</text:span> and <text:span text:style-name="Source_20_Text">beagle</text:span>.</text:p>
      <text:p text:style-name="Standard">function Animal() { }</text:p>
      <text:p text:style-name="Standard"/>
      <text:p text:style-name="Standard">Animal.prototype = {</text:p>
      <text:p text:style-name="Standard"><text:s text:c="2"/>constructor: Animal, </text:p>
      <text:p text:style-name="Standard"><text:s text:c="2"/>eat: function() {</text:p>
      <text:p text:style-name="Standard"><text:s text:c="4"/>console.log("nom nom nom");</text:p>
      <text:p text:style-name="Standard"><text:s text:c="2"/>}</text:p>
      <text:p text:style-name="Standard">};</text:p>
      <text:p text:style-name="Standard"/>
      <text:p text:style-name="Standard">// Add your code below this line</text:p>
      <text:p text:style-name="Standard"/>
      <text:p text:style-name="Standard">let duck=Object.create(Animal.prototype); // Change this line</text:p>
      <text:p text:style-name="Standard">let beagle=Object.create(Animal.prototype); // Change this line</text:p>
      <text:p text:style-name="Standard"/>
      <text:p text:style-name="Standard">duck.eat(); // Should print "nom nom nom"</text:p>
      <text:p text:style-name="Standard">beagle.eat(); // Should print "nom nom nom" </text:p>
      <text:p text:style-name="Standard"/>
      <text:p text:style-name="Standard"/>
      <text:h text:style-name="Heading_20_2" text:outline-level="2"><text:bookmark-start text:name="__RefHeading___Toc1913_2741590911"/>Set the Child's Prototype to an Instance of the Parent<text:bookmark-end text:name="__RefHeading___Toc1913_2741590911"/></text:h>
      <text:p text:style-name="Text_20_body">In the previous challenge you saw the first step for inheriting behavior from the <text:span text:style-name="Source_20_Text">supertype</text:span> (or parent) <text:span text:style-name="Source_20_Text">Animal</text:span>: making a new instance of <text:span text:style-name="Source_20_Text">Animal</text:span>.</text:p>
      <text:p text:style-name="Text_20_body"><text:soft-page-break/>This challenge covers the next step: set the <text:span text:style-name="Source_20_Text">prototype</text:span> of the <text:span text:style-name="Source_20_Text">subtype</text:span> (or child)—in this case, <text:span text:style-name="Source_20_Text">Bird</text:span>—to be an instance of <text:span text:style-name="Source_20_Text">Animal</text:span>.</text:p>
      <text:p text:style-name="P6">Bird.prototype = Object.create(Animal.prototype);</text:p>
      <text:p text:style-name="Text_20_body">Remember that the <text:span text:style-name="Source_20_Text">prototype</text:span> is like the "recipe" for creating an object. In a way, the recipe for <text:span text:style-name="Source_20_Text">Bird</text:span> now includes all the key "ingredients" from <text:span text:style-name="Source_20_Text">Animal</text:span>.</text:p>
      <text:p text:style-name="Quotations">let duck = new Bird("Donald");<text:line-break/>duck.eat(); // prints "nom nom nom"</text:p>
      <text:p text:style-name="Text_20_body"><text:span text:style-name="Source_20_Text">duck</text:span> inherits all of <text:span text:style-name="Source_20_Text">Animal</text:span>'s properties, including the <text:span text:style-name="Source_20_Text">eat</text:span> method.</text:p>
      <text:p text:style-name="Horizontal_20_Line"/>
      <text:p text:style-name="Text_20_body">Modify the code so that instances of <text:span text:style-name="Source_20_Text">Dog</text:span> inherit from <text:span text:style-name="Source_20_Text">Animal</text:span>.</text:p>
      <text:p text:style-name="Standard">function Animal() { }</text:p>
      <text:p text:style-name="Standard"/>
      <text:p text:style-name="Standard">Animal.prototype = {</text:p>
      <text:p text:style-name="Standard"><text:s text:c="2"/>constructor: Animal,</text:p>
      <text:p text:style-name="Standard"><text:s text:c="2"/>eat: function() {</text:p>
      <text:p text:style-name="Standard"><text:s text:c="4"/>console.log("nom nom nom");</text:p>
      <text:p text:style-name="Standard"><text:s text:c="2"/>}</text:p>
      <text:p text:style-name="Standard">};</text:p>
      <text:p text:style-name="Standard"/>
      <text:p text:style-name="Standard">function Dog() { }</text:p>
      <text:p text:style-name="Standard"/>
      <text:p text:style-name="Standard">// Add your code below this line</text:p>
      <text:p text:style-name="P7">Dog.prototype=Object.create(Animal.prototype);</text:p>
      <text:p text:style-name="Standard"/>
      <text:p text:style-name="Standard">let beagle = new Dog();</text:p>
      <text:p text:style-name="Standard">beagle.eat(); <text:s/>// Should print "nom nom nom"</text:p>
      <text:p text:style-name="Standard"/>
      <text:p text:style-name="Standard"/>
      <text:h text:style-name="Heading_20_2" text:outline-level="2"><text:bookmark-start text:name="__RefHeading___Toc1915_2741590911"/>Reset an Inherited Constructor Property<text:bookmark-end text:name="__RefHeading___Toc1915_2741590911"/></text:h>
      <text:p text:style-name="Text_20_body">When an object inherits its <text:span text:style-name="Source_20_Text">prototype</text:span> from another object, it<text:span text:style-name="T2"> also inh</text:span>erits the <text:span text:style-name="Source_20_Text">supertype</text:span>'s constructor property.</text:p>
      <text:p text:style-name="Text_20_body">Here's an example:</text:p>
      <text:p text:style-name="Quotations">function Bird() { }<text:line-break/>Bird.prototype = Object.create(Animal.prototype);<text:line-break/>let duck = new Bird();<text:line-break/>duck.constructor // function Animal(){...}</text:p>
      <text:p text:style-name="Text_20_body">But <text:span text:style-name="Source_20_Text">duck</text:span> and all instances of <text:span text:style-name="Source_20_Text">Bird</text:span> should show that they were constructed by <text:span text:style-name="Source_20_Text">Bird</text:span> and not <text:span text:style-name="Source_20_Text">Animal</text:span>. To do so, you can <text:span text:style-name="T2">manually set </text:span><text:span text:style-name="Source_20_Text"><text:span text:style-name="T2">Bird's</text:span></text:span><text:span text:style-name="T2"> constructor property to the </text:span><text:span text:style-name="Source_20_Text"><text:span text:style-name="T2">Bird</text:span></text:span><text:span text:style-name="T2"> object:</text:span></text:p>
      <text:p text:style-name="Quotations"><text:soft-page-break/>Bird.prototype.constructor = Bird;<text:line-break/>duck.constructor // function Bird(){...}</text:p>
      <text:p text:style-name="Horizontal_20_Line"/>
      <text:p text:style-name="Text_20_body">Fix the code so <text:span text:style-name="Source_20_Text">duck.constructor</text:span> and <text:span text:style-name="Source_20_Text">beagle.constructor</text:span> return their respective constructors.</text:p>
      <text:p text:style-name="Standard">function Animal() { }</text:p>
      <text:p text:style-name="Standard">function Bird() { }</text:p>
      <text:p text:style-name="Standard">function Dog() { }</text:p>
      <text:p text:style-name="Standard"/>
      <text:p text:style-name="Standard">Bird.prototype = Object.create(Animal.prototype);</text:p>
      <text:p text:style-name="Standard">Dog.prototype = Object.create(Animal.prototype);</text:p>
      <text:p text:style-name="Standard"/>
      <text:p text:style-name="Standard">// Add your code below this line</text:p>
      <text:p text:style-name="P7">Bird.prototype.constructor=Bird;</text:p>
      <text:p text:style-name="P7">Dog.prototype.constructor=Dog;</text:p>
      <text:p text:style-name="Standard"/>
      <text:p text:style-name="Standard"/>
      <text:p text:style-name="Standard">let duck = new Bird();</text:p>
      <text:p text:style-name="Standard">let beagle = new Dog();</text:p>
      <text:p text:style-name="Standard"/>
      <text:p text:style-name="Standard"/>
      <text:p text:style-name="Standard"/>
      <text:h text:style-name="Heading_20_2" text:outline-level="2"><text:bookmark-start text:name="__RefHeading___Toc1917_2741590911"/>Add Methods After Inheritance<text:bookmark-end text:name="__RefHeading___Toc1917_2741590911"/></text:h>
      <text:p text:style-name="Text_20_body">A constructor function that inherits its <text:span text:style-name="Source_20_Text">prototype</text:span> object from a <text:span text:style-name="Source_20_Text">supertype</text:span> constructor function can still have its own methods in addition to inherited methods.</text:p>
      <text:p text:style-name="Text_20_body">For example, <text:span text:style-name="Source_20_Text">Bird</text:span> is a constructor that inherits its <text:span text:style-name="Source_20_Text">prototype</text:span> from <text:span text:style-name="Source_20_Text">Animal</text:span>:</text:p>
      <text:p text:style-name="P6">function Animal() { }<text:line-break/>Animal.prototype.eat = function() {<text:line-break/>  console.log("nom nom nom");<text:line-break/>};<text:line-break/>function Bird() { }<text:line-break/>Bird.prototype = Object.create(Animal.prototype);<text:line-break/>Bird.prototype.constructor = Bird;</text:p>
      <text:p text:style-name="Text_20_body">In addition to what is inherited from <text:span text:style-name="Source_20_Text">Animal</text:span>, you want to add behavior that is unique to <text:span text:style-name="Source_20_Text">Bird</text:span> objects. Here, <text:span text:style-name="Source_20_Text">Bird</text:span> will get a <text:span text:style-name="Source_20_Text">fly()</text:span> function. Functions are added to <text:span text:style-name="Source_20_Text">Bird's</text:span> <text:span text:style-name="Source_20_Text">prototype</text:span> the same way as any constructor function:</text:p>
      <text:p text:style-name="Quotations">Bird.prototype.fly = function() {<text:line-break/>  console.log("I'm flying!");<text:line-break/>};</text:p>
      <text:p text:style-name="Text_20_body">Now instances of <text:span text:style-name="Source_20_Text">Bird</text:span> will have both <text:span text:style-name="Source_20_Text">eat()</text:span> and <text:span text:style-name="Source_20_Text">fly()</text:span> methods:</text:p>
      <text:p text:style-name="Quotations"><text:soft-page-break/>let duck = new Bird();<text:line-break/>duck.eat(); // prints "nom nom nom"<text:line-break/>duck.fly(); // prints "I'm flying!"</text:p>
      <text:p text:style-name="Horizontal_20_Line"/>
      <text:p text:style-name="Text_20_body">Add all necessary code so the <text:span text:style-name="Source_20_Text">Dog</text:span> object inherits from <text:span text:style-name="Source_20_Text">Animal</text:span> and the <text:span text:style-name="Source_20_Text">Dog's</text:span> <text:span text:style-name="Source_20_Text">prototype</text:span> constructor is set to Dog. Then add a <text:span text:style-name="Source_20_Text">bark()</text:span> method to the <text:span text:style-name="Source_20_Text">Dog</text:span> object so that <text:span text:style-name="Source_20_Text">beagle</text:span> can both <text:span text:style-name="Source_20_Text">eat()</text:span> and <text:span text:style-name="Source_20_Text">bark()</text:span>. The <text:span text:style-name="Source_20_Text">bark()</text:span> method should print "Woof!" to the console.</text:p>
      <text:p text:style-name="Text_20_body"/>
      <text:p text:style-name="Standard">function Animal() { }</text:p>
      <text:p text:style-name="Standard">Animal.prototype.eat = function() { console.log("nom nom nom"); };</text:p>
      <text:p text:style-name="Standard"/>
      <text:p text:style-name="Standard">function Dog() { }</text:p>
      <text:p text:style-name="Standard"/>
      <text:p text:style-name="Standard">// Add your code below this line</text:p>
      <text:p text:style-name="Standard">Dog.prototype=Object.create(Animal.prototype);</text:p>
      <text:p text:style-name="Standard">Dog.prototype.constructor=Dog;</text:p>
      <text:p text:style-name="Standard">Dog.prototype.bark=function(){</text:p>
      <text:p text:style-name="Standard"><text:s text:c="4"/>console.log("Woof!");</text:p>
      <text:p text:style-name="Standard">}</text:p>
      <text:p text:style-name="Standard"/>
      <text:p text:style-name="Standard"/>
      <text:p text:style-name="Standard"/>
      <text:p text:style-name="Standard">// Add your code above this line</text:p>
      <text:p text:style-name="Standard"/>
      <text:p text:style-name="Standard">let beagle = new Dog();</text:p>
      <text:p text:style-name="Standard"/>
      <text:p text:style-name="Standard">beagle.eat(); // Should print "nom nom nom"</text:p>
      <text:p text:style-name="Standard">beagle.bark(); // Should print "Woof!"</text:p>
      <text:p text:style-name="Standard"/>
      <text:p text:style-name="Standard"/>
      <text:h text:style-name="Heading_20_2" text:outline-level="2"><text:bookmark-start text:name="__RefHeading___Toc1919_2741590911"/>Override Inherited Methods<text:bookmark-end text:name="__RefHeading___Toc1919_2741590911"/></text:h>
      <text:p text:style-name="Text_20_body">In previous lessons, you learned that an object can inherit its behavior (methods) from another object by cloning its <text:span text:style-name="Source_20_Text">prototype</text:span> object:</text:p>
      <text:p text:style-name="Quotations">ChildObject.prototype = Object.create(ParentObject.prototype);</text:p>
      <text:p text:style-name="Text_20_body">Then the <text:span text:style-name="Source_20_Text">ChildObject</text:span> received its own methods by chaining them onto its <text:span text:style-name="Source_20_Text">prototype</text:span>:</text:p>
      <text:p text:style-name="Quotations">ChildObject.prototype.methodName = function() {...};</text:p>
      <text:p text:style-name="Text_20_body">It's possible to override an inherited method. It's done the same way - by adding a method to <text:span text:style-name="Source_20_Text">ChildObject.prototype</text:span> using the same method name as the one to override.</text:p>
      <text:p text:style-name="Text_20_body">Here's an example of <text:span text:style-name="Source_20_Text">Bird</text:span> overriding the <text:span text:style-name="Source_20_Text">eat()</text:span> method inherited from <text:span text:style-name="Source_20_Text">Animal</text:span>:</text:p>
      <text:p text:style-name="Quotations"><text:soft-page-break/>function Animal() { }<text:line-break/>Animal.prototype.eat = function() {<text:line-break/>  return "nom nom nom";<text:line-break/>};<text:line-break/>function Bird() { }<text:line-break/><text:line-break/>// Inherit all methods from Animal<text:line-break/>Bird.prototype = Object.create(Animal.prototype);<text:line-break/><text:line-break/>// Bird.eat() overrides Animal.eat()<text:line-break/>Bird.prototype.eat = function() {<text:line-break/>  return "peck peck peck";<text:line-break/>};</text:p>
      <text:p text:style-name="Text_20_body">If you have an instance <text:span text:style-name="Source_20_Text">let duck = new Bird();</text:span> and you call <text:span text:style-name="Source_20_Text">duck.eat()</text:span>, this is how JavaScript looks for the method on <text:span text:style-name="Source_20_Text">duck’s</text:span> <text:span text:style-name="Source_20_Text">prototype</text:span> chain:</text:p>
      <text:p text:style-name="Text_20_body">1. duck =&gt; Is eat() defined here? No.</text:p>
      <text:p text:style-name="Text_20_body">2. Bird =&gt; Is eat() defined here? =&gt; Yes. Execute it and stop searching.</text:p>
      <text:p text:style-name="Text_20_body">3. Animal =&gt; eat() is also defined, but JavaScript stopped searching before reaching this level.</text:p>
      <text:p text:style-name="Text_20_body">4. Object =&gt; JavaScript stopped searching before reaching this level.</text:p>
      <text:p text:style-name="Horizontal_20_Line"/>
      <text:p text:style-name="Text_20_body">Override the <text:span text:style-name="Source_20_Text">fly()</text:span> method for <text:span text:style-name="Source_20_Text">Penguin</text:span> so that it returns "Alas, this is a flightless bird."</text:p>
      <text:p text:style-name="Standard">function Bird() { }</text:p>
      <text:p text:style-name="Standard"/>
      <text:p text:style-name="Standard">Bird.prototype.fly = function() { return "I am flying!"; };</text:p>
      <text:p text:style-name="Standard"/>
      <text:p text:style-name="Standard">function Penguin() { }</text:p>
      <text:p text:style-name="Standard">Penguin.prototype = Object.create(Bird.prototype);</text:p>
      <text:p text:style-name="Standard">Penguin.prototype.constructor = Penguin;</text:p>
      <text:p text:style-name="Standard"/>
      <text:p text:style-name="Standard">// Add your code below this line</text:p>
      <text:p text:style-name="P7">Penguin.prototype.fly=function(){</text:p>
      <text:p text:style-name="P7"><text:s text:c="4"/>return "Alas, this is a flightless bird.";</text:p>
      <text:p text:style-name="P7">}</text:p>
      <text:p text:style-name="Standard"/>
      <text:p text:style-name="Standard"/>
      <text:p text:style-name="Standard">// Add your code above this line</text:p>
      <text:p text:style-name="Standard"/>
      <text:p text:style-name="Standard">let penguin = new Penguin();</text:p>
      <text:p text:style-name="Standard">console.log(penguin.fly());</text:p>
      <text:p text:style-name="Standard"/>
      <text:p text:style-name="Standard"/>
      <text:h text:style-name="Heading_20_2" text:outline-level="2"><text:bookmark-start text:name="__RefHeading___Toc1921_2741590911"/><text:soft-page-break/>Use a Mixin to Add Common Behavior Between Unrelated Objects<text:bookmark-end text:name="__RefHeading___Toc1921_2741590911"/></text:h>
      <text:p text:style-name="Text_20_body">As you have seen, behavior is shared through inheritance. However, there are cases when inheritance is not the best solution. Inheritance does not work well for unrelated objects like <text:span text:style-name="Source_20_Text">Bird</text:span> and <text:span text:style-name="Source_20_Text">Airplane</text:span>. They can both fly, but a <text:span text:style-name="Source_20_Text">Bird</text:span> is not a type of <text:span text:style-name="Source_20_Text">Airplane</text:span> and vice versa.</text:p>
      <text:p text:style-name="Text_20_body">For unrelated objects, it's better to use <text:span text:style-name="Source_20_Text">mixins</text:span>. A <text:span text:style-name="Source_20_Text"><text:span text:style-name="T2">mixin</text:span></text:span> allows other objects to use a collection of functions.</text:p>
      <text:p text:style-name="P6">let flyMixin = function(obj) {<text:line-break/>  obj.fly = function() {<text:line-break/>    console.log("Flying, wooosh!");<text:line-break/>  }<text:line-break/>};</text:p>
      <text:p text:style-name="Text_20_body">The <text:span text:style-name="Source_20_Text">flyMixin</text:span> takes any object and gives it the <text:span text:style-name="Source_20_Text">fly</text:span> method.</text:p>
      <text:p text:style-name="Quotations">let bird = {<text:line-break/>  name: "Donald",<text:line-break/>  numLegs: 2<text:line-break/>};<text:line-break/><text:line-break/>let plane = {<text:line-break/>  model: "777",<text:line-break/>  numPassengers: 524<text:line-break/>};<text:line-break/><text:line-break/><text:span text:style-name="T5">flyMixin(bird);<text:line-break/>flyMixin(plane);</text:span></text:p>
      <text:p text:style-name="Text_20_body">Here <text:span text:style-name="Source_20_Text">bird</text:span> and <text:span text:style-name="Source_20_Text">plane</text:span> are passed into <text:span text:style-name="Source_20_Text">flyMixin</text:span>, which then assigns the <text:span text:style-name="Source_20_Text">fly</text:span> function to each object. Now <text:span text:style-name="Source_20_Text">bird</text:span> and <text:span text:style-name="Source_20_Text">plane</text:span> can both fly:</text:p>
      <text:p text:style-name="Quotations">bird.fly(); // prints "Flying, wooosh!"<text:line-break/>plane.fly(); // prints "Flying, wooosh!"</text:p>
      <text:p text:style-name="Text_20_body">Note how the <text:span text:style-name="Source_20_Text">mixin</text:span> allows for the same <text:span text:style-name="Source_20_Text">fly</text:span> method to be reused by unrelated objects <text:span text:style-name="Source_20_Text">bird</text:span> and <text:span text:style-name="Source_20_Text">plane</text:span>.</text:p>
      <text:p text:style-name="Horizontal_20_Line"/>
      <text:p text:style-name="Text_20_body">Create a <text:span text:style-name="Source_20_Text">mixin</text:span> named <text:span text:style-name="Source_20_Text">glideMixin</text:span> that defines a method named <text:span text:style-name="Source_20_Text">glide</text:span>. Then use the <text:span text:style-name="Source_20_Text">glideMixin</text:span> to give both <text:span text:style-name="Source_20_Text">bird</text:span> and <text:span text:style-name="Source_20_Text">boat</text:span> the ability to glide.</text:p>
      <text:p text:style-name="Standard">let bird = {</text:p>
      <text:p text:style-name="Standard"><text:s text:c="2"/>name: "Donald",</text:p>
      <text:p text:style-name="Standard"><text:s text:c="2"/>numLegs: 2</text:p>
      <text:p text:style-name="Standard">};</text:p>
      <text:p text:style-name="Standard"><text:soft-page-break/></text:p>
      <text:p text:style-name="Standard">let boat = {</text:p>
      <text:p text:style-name="Standard"><text:s text:c="2"/>name: "Warrior",</text:p>
      <text:p text:style-name="Standard"><text:s text:c="2"/>type: "race-boat"</text:p>
      <text:p text:style-name="Standard">};</text:p>
      <text:p text:style-name="Standard"/>
      <text:p text:style-name="Standard">// Add your code below this line</text:p>
      <text:p text:style-name="P7">let glideMixin =function(obj){</text:p>
      <text:p text:style-name="P7"><text:s text:c="4"/>obj.glide=function(){</text:p>
      <text:p text:style-name="P7"><text:s text:c="8"/>console.log("gliding, wooosh!");</text:p>
      <text:p text:style-name="P7"><text:s text:c="4"/>}</text:p>
      <text:p text:style-name="P7">}</text:p>
      <text:p text:style-name="P7">glideMixin(bird);</text:p>
      <text:p text:style-name="P7">glideMixin(boat);</text:p>
      <text:p text:style-name="Standard"/>
      <text:p text:style-name="Standard"/>
      <text:h text:style-name="Heading_20_2" text:outline-level="2"><text:bookmark-start text:name="__RefHeading___Toc1923_2741590911"/>Use Closure to Protect Properties Within an Object from Being Modified Externally<text:bookmark-end text:name="__RefHeading___Toc1923_2741590911"/></text:h>
      <text:p text:style-name="Text_20_body">In the previous challenge, <text:span text:style-name="Source_20_Text">bird</text:span> had a public property <text:span text:style-name="Source_20_Text">name</text:span>. It is considered public because it can be accessed and changed outside of <text:span text:style-name="Source_20_Text">bird</text:span>'s definition.</text:p>
      <text:p text:style-name="Quotations">bird.name = "Duffy";</text:p>
      <text:p text:style-name="Text_20_body">Therefore, any part of your code can easily change the name of <text:span text:style-name="Source_20_Text">bird</text:span> to any value. Think about things like passwords and bank accounts being easily changeable by any part of your codebase. That could cause a lot of issues.</text:p>
      <text:p text:style-name="Text_20_body">The simplest way to make properties private is by creating a variable within the constructor function. This changes the scope of that variable to be within the constructor function versus available globally. This way, the property can only be accessed and changed by methods also within the constructor function.</text:p>
      <text:p text:style-name="Quotations">function Bird() {<text:line-break/>  <text:span text:style-name="T5">let hatchedEgg = 10; // private property<text:line-break/></text:span><text:line-break/>  <text:span text:style-name="T5">this.getHatchedEggCount = function() { // publicly available method that a bird object can use</text:span><text:line-break/>    return hatchedEgg;<text:line-break/>  };<text:line-break/>}<text:line-break/>let ducky = new Bird();<text:line-break/>ducky.getHatchedEggCount(); // returns 10</text:p>
      <text:p text:style-name="Text_20_body">Here <text:span text:style-name="Source_20_Text">getHachedEggCount</text:span> is a <text:span text:style-name="T2">privileged method</text:span>, because it has access to the private variable <text:span text:style-name="Source_20_Text">hatchedEgg</text:span>. This is possible because <text:span text:style-name="Source_20_Text">hatchedEgg</text:span> is declared in the same context as <text:soft-page-break/><text:span text:style-name="Source_20_Text">getHachedEggCount</text:span>. <text:span text:style-name="T2">In JavaScript, a function always has access to the context in which it was created. This is called </text:span><text:span text:style-name="Source_20_Text"><text:span text:style-name="T2">closure</text:span></text:span><text:span text:style-name="T2">.</text:span></text:p>
      <text:p text:style-name="Horizontal_20_Line"/>
      <text:p text:style-name="Text_20_body">Change how <text:span text:style-name="Source_20_Text">weight</text:span> is declared in the <text:span text:style-name="Source_20_Text">Bird</text:span> function so it is a private variable. Then, create a method <text:span text:style-name="Source_20_Text">getWeight</text:span> that returns the value of <text:span text:style-name="Source_20_Text">weight</text:span>.</text:p>
      <text:p text:style-name="Standard">function Bird() {</text:p>
      <text:p text:style-name="P8"><text:s text:c="2"/>let weight = 15;</text:p>
      <text:p text:style-name="P8"><text:s text:c="2"/>this.getWeight = function(){</text:p>
      <text:p text:style-name="P8"><text:s text:c="4"/>return weight;</text:p>
      <text:p text:style-name="Standard"><text:s text:c="2"/>}</text:p>
      <text:p text:style-name="Standard"><text:s text:c="2"/></text:p>
      <text:p text:style-name="Standard">}</text:p>
      <text:p text:style-name="Standard"/>
      <text:p text:style-name="Standard"/>
      <text:h text:style-name="Heading_20_2" text:outline-level="2"><text:bookmark-start text:name="__RefHeading___Toc1925_2741590911"/>Understand the Immediately Invoked Function Expression (IIFE)<text:bookmark-end text:name="__RefHeading___Toc1925_2741590911"/></text:h>
      <text:p text:style-name="Text_20_body">A common pattern in JavaScript is to execute a function as soon as it is declared:</text:p>
      <text:p text:style-name="Quotations">(function () {<text:line-break/>  console.log("Chirp, chirp!");<text:line-break/>})(); // this is an anonymous function expression that executes right away<text:line-break/>// Outputs "Chirp, chirp!" immediately</text:p>
      <text:p text:style-name="Text_20_body">Note that the function has no name and is not stored in a variable. The<text:span text:style-name="T2"> two parentheses () at the end of the function expression cause it to be immediately executed or invoked.</text:span> This pattern is known as an <text:span text:style-name="Source_20_Text"><text:span text:style-name="T5">immediately invoked function expression</text:span></text:span><text:span text:style-name="T5"> or </text:span><text:span text:style-name="Source_20_Text"><text:span text:style-name="T5">IIFE</text:span></text:span><text:span text:style-name="T5">.</text:span></text:p>
      <text:p text:style-name="Horizontal_20_Line"/>
      <text:p text:style-name="Text_20_body">Rewrite the function <text:span text:style-name="Source_20_Text">makeNest</text:span> and remove its call so instead it's an anonymous <text:span text:style-name="Source_20_Text">immediately invoked function expression</text:span> (<text:span text:style-name="Source_20_Text">IIFE</text:span>).</text:p>
      <text:p text:style-name="Standard">(function() {</text:p>
      <text:p text:style-name="Standard"><text:s text:c="2"/>console.log("A cozy nest is ready");</text:p>
      <text:p text:style-name="Standard">})();</text:p>
      <text:p text:style-name="Standard"/>
      <text:p text:style-name="Standard"/>
      <text:h text:style-name="Heading_20_2" text:outline-level="2"><text:bookmark-start text:name="__RefHeading___Toc1927_2741590911"/>Use an IIFE to Create a Module<text:bookmark-end text:name="__RefHeading___Toc1927_2741590911"/></text:h>
      <text:p text:style-name="Text_20_body">An <text:span text:style-name="Source_20_Text">immediately invoked function expression</text:span> (<text:span text:style-name="Source_20_Text">IIFE</text:span>) is often used to group related functionality into a single object or <text:span text:style-name="Source_20_Text">module</text:span>. For example, an earlier challenge defined two mixins:</text:p>
      <text:p text:style-name="Quotations">function glideMixin(obj) {<text:line-break/>  obj.glide = function() {<text:line-break/><text:soft-page-break/>    console.log("Gliding on the water");<text:line-break/>  };<text:line-break/>}<text:line-break/>function flyMixin(obj) {<text:line-break/>  obj.fly = function() {<text:line-break/>    console.log("Flying, wooosh!");<text:line-break/>  };<text:line-break/>}</text:p>
      <text:p text:style-name="Text_20_body">We can group these <text:span text:style-name="Source_20_Text">mixins</text:span> into a module as follows:</text:p>
      <text:p text:style-name="Quotations">let motionModule = (function () {<text:line-break/>  return {<text:line-break/>    glideMixin: function (obj) {<text:line-break/>      obj.glide = function() {<text:line-break/>        console.log("Gliding on the water");<text:line-break/>      };<text:line-break/>    },<text:line-break/>    flyMixin: function(obj) {<text:line-break/>      obj.fly = function() {<text:line-break/>        console.log("Flying, wooosh!");<text:line-break/>      };<text:line-break/>    }<text:line-break/>  }<text:line-break/>}) <text:span text:style-name="T5">(); // The two parentheses cause the function to be immediately invoked</text:span></text:p>
      <text:p text:style-name="Text_20_body">Note that you have an <text:span text:style-name="Source_20_Text">immediately invoked function expression</text:span> (<text:span text:style-name="Source_20_Text">IIFE</text:span>) that returns an object <text:span text:style-name="Source_20_Text">motionModule</text:span>. This returned object contains all of the <text:span text:style-name="Source_20_Text">mixin</text:span> behaviors as properties of the object.</text:p>
      <text:p text:style-name="Text_20_body">The advantage of the <text:span text:style-name="Source_20_Text">module</text:span> pattern is that <text:span text:style-name="T2">all of the motion behaviors can be packaged into a single object that can then be used by other parts of your code.</text:span> Here is an example using it:</text:p>
      <text:p text:style-name="Quotations"><text:span text:style-name="T5">motionModule.glideMixin(duck);</text:span><text:line-break/>duck.glide();</text:p>
      <text:p text:style-name="Horizontal_20_Line"/>
      <text:p text:style-name="Text_20_body">Create a <text:span text:style-name="Source_20_Text">module</text:span> named <text:span text:style-name="Source_20_Text">funModule</text:span> to wrap the two <text:span text:style-name="Source_20_Text">mixins</text:span> <text:span text:style-name="Source_20_Text">isCuteMixin</text:span> and <text:span text:style-name="Source_20_Text">singMixin</text:span>. <text:span text:style-name="Source_20_Text">funModule</text:span> should return an object.</text:p>
      <text:p text:style-name="Standard">let isCuteMixin = function(obj) {</text:p>
      <text:p text:style-name="Standard"><text:s text:c="2"/>obj.isCute = function() {</text:p>
      <text:p text:style-name="Standard"><text:s text:c="4"/>return true;</text:p>
      <text:p text:style-name="Standard"><text:s text:c="2"/>};</text:p>
      <text:p text:style-name="Standard">};</text:p>
      <text:p text:style-name="Standard">let singMixin = function(obj) {</text:p>
      <text:p text:style-name="Standard"><text:s text:c="2"/>obj.sing = function() {</text:p>
      <text:p text:style-name="Standard"><text:s text:c="4"/>console.log("Singing to an awesome tune");</text:p>
      <text:p text:style-name="Standard"><text:soft-page-break/><text:s text:c="2"/>};</text:p>
      <text:p text:style-name="Standard">};</text:p>
      <text:p text:style-name="Standard"/>
      <text:p text:style-name="P8">let funModule = (function(){</text:p>
      <text:p text:style-name="P8"><text:s text:c="2"/>return {</text:p>
      <text:p text:style-name="P8"><text:s text:c="4"/>isCuteMixin: function(obj){</text:p>
      <text:p text:style-name="P8"><text:s text:c="6"/>obj.isCute= function() {</text:p>
      <text:p text:style-name="P8"><text:s text:c="8"/>return true;</text:p>
      <text:p text:style-name="P8"><text:s text:c="6"/>};</text:p>
      <text:p text:style-name="P8"><text:s text:c="4"/>},</text:p>
      <text:p text:style-name="P8"><text:s text:c="4"/>singMixin:function(obj){</text:p>
      <text:p text:style-name="P8"><text:s text:c="6"/>obj.sing=function() {</text:p>
      <text:p text:style-name="P8"><text:s text:c="6"/>console.log("Singing to an awesome tune");</text:p>
      <text:p text:style-name="P8"><text:s text:c="6"/>}</text:p>
      <text:p text:style-name="P8"><text:s text:c="4"/>}</text:p>
      <text:p text:style-name="P8"><text:s text:c="2"/>}</text:p>
      <text:p text:style-name="P8">})();</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08:46:10.595597894</meta:creation-date>
    <meta:generator>LibreOffice/6.0.7.3$Linux_X86_64 LibreOffice_project/00m0$Build-3</meta:generator>
    <dc:date>2019-05-09T09:38:49.296528150</dc:date>
    <meta:editing-duration>PT3H25M26S</meta:editing-duration>
    <meta:editing-cycles>57</meta:editing-cycles>
    <meta:document-statistic meta:table-count="0" meta:image-count="0" meta:object-count="0" meta:page-count="27" meta:paragraph-count="511" meta:word-count="5331" meta:character-count="33903" meta:non-whitespace-character-count="28465"/>
  </office:meta>
</office:document-meta>
</file>